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715000039AF000021DFC7E1B0B583CC97A2.svg" manifest:media-type="image/svg+xml"/>
  <manifest:file-entry manifest:full-path="Pictures/10000201000002BA0000019A157A77AFF313EB06.png" manifest:media-type="image/png"/>
  <manifest:file-entry manifest:full-path="Pictures/10000201000002BA0000019A41EC2C47D9BDA1C6.png" manifest:media-type="image/png"/>
  <manifest:file-entry manifest:full-path="Pictures/10020D81000039AF000021DFA52A42583F86E35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stroke-linejoin="miter" draw:fill="none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stroke-linejoin="miter" draw:fill="none" draw:fill-color="#6666ff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solid" draw:fill-color="#ff0000"/>
    </style:style>
    <style:style style:name="gr4" style:family="graphic" style:parent-style-name="standard">
      <style:graphic-properties draw:stroke="solid" svg:stroke-width="0.019cm" svg:stroke-color="#000000" draw:stroke-linejoin="miter" svg:stroke-linecap="butt" draw:fill="none" draw:textarea-horizontal-align="center" draw:textarea-vertical-align="middle" fo:padding-top="0.009cm" fo:padding-bottom="0.009cm" fo:padding-left="0.009cm" fo:padding-right="0.00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 draw:fill-color="#6666ff"/>
    </style:style>
    <style:style style:name="P3" style:family="paragraph">
      <loext:graphic-properties draw:fill="solid" draw:fill-color="#ff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4.573cm" svg:height="4.77cm" svg:x="0.007cm" svg:y="20.021cm" svg:viewBox="0 0 44574 4771" svg:d="M0 85v4601c0 6 4 10 10 10M990 75h-980c-5 0-10 4-10 10M1000 385v-300c0-5-4-10-10-10M1620 375h-630c6 0 10 4 10 10M1610 85v300c0-5 4-10 10-10M1620 75c-5 0-10 4-10 10M2190 75h-570M2200 385v-300c0-5-4-10-10-10M2820 375h-630c6 0 10 4 10 10M2810 85v300c0-5 5-10 10-10M2820 75c-5 0-10 4-10 10M3390 75h-570M3400 385v-300c0-5-4-10-10-10M4020 375h-630c6 0 10 4 10 10M4010 85v300c0-5 5-10 10-10M4020 75c-5 0-10 4-10 10M4590 75h-570M4600 385v-300c0-5-4-10-10-10M5220 375h-630c6 0 10 4 10 10M5210 85v300c0-5 5-10 10-10M5220 75c-5 0-10 4-10 10M5790 75h-570M5801 385v-300c0-5-5-10-11-10M6420 375h-630c6 0 11 4 11 10M6410 85v300c0-5 5-10 10-10M6420 75c-5 0-10 4-10 10M6990 75h-570M7001 385v-300c0-5-5-10-11-10M7620 375h-630c6 0 11 4 11 10M7610 85v300c0-5 5-10 10-10M7620 75c-5 0-10 4-10 10M8190 75h-570M8201 385v-300c0-5-5-10-11-10M8821 375h-631c6 0 11 4 11 10M8810 85v300c0-5 5-10 11-10M8821 75c-6 0-11 4-11 10M9801 75h-980M11796 75h-1995M12728 75h-932M12739 385v-300c0-5-5-10-11-10M13359 375h-631c6 0 11 4 11 10M13348 85v300c0-5 5-10 11-10M13359 75c-6 0-11 4-11 10M13928 75h-569M13939 385v-300c0-5-5-10-11-10M14559 375h-631c6 0 11 4 11 10M14548 85v300c0-5 5-10 11-10M14559 75c-6 0-11 4-11 10M15128 75h-569M15139 385v-300c0-5-5-10-11-10M15759 375h-631c6 0 11 4 11 10M15748 85v300c0-5 5-10 11-10M15759 75c-6 0-11 4-11 10M16328 75h-569M16339 385v-300c0-5-5-10-11-10M16959 375h-631c6 0 11 4 11 10M16948 85v300c0-5 5-10 11-10M16959 75c-6 0-11 4-11 10M17891 75h-932M19886 75h-1995M20866 75h-980M20877 385v-300c0-5-5-10-11-10M21497 375h-631c6 0 11 4 11 10M21486 85v300c0-5 5-10 11-10M21497 75c-6 0-11 4-11 10M22067 75h-570M22077 385v-300c0-5-5-10-10-10M22697 375h-630c5 0 10 4 10 10M22686 85v300c0-5 5-10 11-10M22697 75c-6 0-11 4-11 10M23267 75h-570M23277 385v-300c0-5-5-10-10-10M23897 375h-630c5 0 10 4 10 10M23886 85v300c0-5 5-10 11-10M23897 75c-6 0-11 4-11 10M24467 75h-570M24477 385v-300c0-5-5-10-10-10M25097 375h-630c5 0 10 4 10 10M25086 85v300c0-5 5-10 11-10M25097 75c-6 0-11 4-11 10M25667 75h-570M25677 385v-300c0-5-5-10-10-10M26297 375h-630c5 0 10 4 10 10M26287 85v300c0-5 4-10 10-10M26297 75c-6 0-10 4-10 10M26867 75h-570M26877 385v-300c0-5-5-10-10-10M27497 375h-630c5 0 10 4 10 10M27487 85v300c0-5 4-10 10-10M27497 75c-6 0-10 4-10 10M28067 75h-570M28077 385v-300c0-5-4-10-10-10M28697 375h-630c5 0 10 4 10 10M28687 85v300c0-5 4-10 10-10M28697 75c-6 0-10 4-10 10M29267 75h-570M29277 385v-300c0-5-4-10-10-10M29897 375h-630c5 0 10 4 10 10M29887 85v300c0-5 4-10 10-10M29897 75c-6 0-10 4-10 10M30467 75h-570M30477 385v-300c0-5-4-10-10-10M31097 375h-630c5 0 10 4 10 10M31087 85v300c0-5 4-10 10-10M31097 75c-6 0-10 4-10 10M32077 75h-980M34072 75h-1995M40168 75h-6096M42163 75h-1995M42173 415v-330c0-5-4-10-10-10M43423 405h-1260c6 0 10 4 10 10M43413 85v330c0-5 4-10 10-10M44574 4686v-4601c0-47-38-85-85-85-40 0-72 32-72 72 0 69-104 69-104 0 0-40-32-72-72-72s-72 32-72 72c0 69-104 69-104 0 0-40-32-72-71-72-40 0-72 32-72 72 0 69-104 69-104 0 0-40-32-72-72-72s-72 32-72 72c0 69-104 69-104 0 0-40-32-72-72-72-47 0-85 38-85 85M43413 4356v330c0 47 38 85 85 85 40 0 72-32 72-72 0-69 104-69 104 0 0 40 32 72 72 72s72-32 72-72c0-69 104-69 104 0 0 40 32 72 72 72 39 0 71-32 71-72 0-69 104-69 104 0 0 40 32 72 72 72s72-32 72-72c0-69 104-69 104 0 0 40 32 72 72 72 47 0 85-38 85-85M42163 4366h1260c-5 0-10-4-10-10M42173 4686v-330c0 5-4 10-10 10M40168 4696h1995c6 0 10-4 10-10M41990 1816v2580M41990 75v1441M41840 2956v-2581M41840 4696v-1440M41690 1816v2580M41690 75v1441M41540 2956v-2581M41540 4696v-1440M41390 1816v2580M41390 75v1441M41240 2956v-2581M41240 4696v-1440M41090 1816v2580M41090 75v1441M40940 2956v-2581M40940 4696v-1440M40790 1816v2580M40790 75v1441M40640 2956v-2581M40640 4696v-1440M40490 1816v2580M40490 75v1441M40340 2956v-2581M40340 4696v-1440M34072 4696h6096M32077 4696h1995M33899 1816v2580M33899 75v1441M33749 2956v-2581M33749 4696v-1440M33599 1816v2580M33599 75v1441M33449 2956v-2581M33449 4696v-1440M33299 1816v2580M33299 75v1441M33149 2956v-2581M33149 4696v-1440M32999 1816v2580M32999 75v1441M32849 2956v-2581M32849 4696v-1440M32699 1816v2580M32699 75v1441M32549 2956v-2581M32549 4696v-1440M32399 1816v2580M32399 75v1441M32249 2956v-2581M32249 4696v-1440M31097 4696h980M31087 4386v300c0 6 4 10 10 10M30467 4396h630c-6 0-10-4-10-10M30477 4686v-300c0 6-4 10-10 10M30467 4696c5 0 10-4 10-10M29897 4696h570M29887 4386v300c0 6 4 10 10 10M29267 4396h630c-6 0-10-4-10-10M29277 4686v-300c0 6-4 10-10 10M29267 4696c5 0 10-4 10-10M28697 4696h570M28687 4386v300c0 6 4 10 10 10M28067 4396h630c-6 0-10-4-10-10M28077 4686v-300c0 6-4 10-10 10M28067 4696c5 0 10-4 10-10M27497 4696h570M27487 4386v300c0 6 4 10 10 10M26867 4396h630c-6 0-10-4-10-10M26877 4686v-300c0 6-5 10-10 10M26867 4696c5 0 10-4 10-10M26297 4696h570M26287 4386v300c0 6 4 10 10 10M25667 4396h630c-6 0-10-4-10-10M25677 4686v-300c0 6-5 10-10 10M25667 4696c5 0 10-4 10-10M25097 4696h570M25086 4386v300c0 6 5 10 11 10M24467 4396h630c-6 0-11-4-11-10M24477 4686v-300c0 6-5 10-10 10M24467 4696c5 0 10-4 10-10M23897 4696h570M23886 4386v300c0 6 5 10 11 10M23267 4396h630c-6 0-11-4-11-10M23277 4686v-300c0 6-5 10-10 10M23267 4696c5 0 10-4 10-10M22697 4696h570M22686 4386v300c0 6 5 10 11 10M22067 4396h630c-6 0-11-4-11-10M22077 4686v-300c0 6-5 10-10 10M22067 4696c5 0 10-4 10-10M21497 4696h570M21486 4386v300c0 6 5 10 11 10M20866 4396h631c-6 0-11-4-11-10M20877 4686v-300c0 6-5 10-11 10M20866 4696c6 0 11-4 11-10M19886 4696h980M17891 4696h1995M19714 1816v2580M19714 75v1441M19564 2956v-2581M19564 4696v-1440M19414 1816v2580M19414 75v1441M19264 2956v-2581M19264 4696v-1440M19114 1816v2580M19114 75v1441M18964 2956v-2581M18964 4696v-1440M18814 1816v2580M18814 75v1441M18664 2956v-2581M18664 4696v-1440M18514 1816v2580M18514 75v1441M18364 2956v-2581M18364 4696v-1440M18214 1816v2580M18214 75v1441M18064 2956v-2581M18064 4696v-1440M16959 4696h932M16948 4386v300c0 6 5 10 11 10M16328 4396h631c-6 0-11-4-11-10M16339 4686v-300c0 6-5 10-11 10M16328 4696c6 0 11-4 11-10M15759 4696h569M15748 4386v300c0 6 5 10 11 10M15128 4396h631c-6 0-11-4-11-10M15139 4686v-300c0 6-5 10-11 10M15128 4696c6 0 11-4 11-10M14559 4696h569M14548 4386v300c0 6 5 10 11 10M13928 4396h631c-6 0-11-4-11-10M13939 4686v-300c0 6-5 10-11 10M13928 4696c6 0 11-4 11-10M13359 4696h569M13348 4386v300c0 6 5 10 11 10M12728 4396h631c-6 0-11-4-11-10M12739 4686v-300c0 6-5 10-11 10M12728 4696c6 0 11-4 11-10M11796 4696h932M9801 4696h1995M11623 1816v2580M11623 75v1441M11473 2956v-2581M11473 4696v-1440M11323 1816v2580M11323 75v1441M11173 2956v-2581M11173 4696v-1440M11023 1816v2580M11023 75v1441M10873 2956v-2581M10873 4696v-1440M10723 1816v2580M10723 75v1441M10573 2956v-2581M10573 4696v-1440M10423 1816v2580M10423 75v1441M10273 2956v-2581M10273 4696v-1440M10123 1816v2580M10123 75v1441M9973 2956v-2581M9973 4696v-1440M8821 4696h980M8810 4386v300c0 6 5 10 11 10M8190 4396h631c-6 0-11-4-11-10M8201 4686v-300c0 6-5 10-11 10M8190 4696c6 0 11-4 11-10M7620 4696h570M7610 4386v300c0 6 5 10 10 10M6990 4396h630c-5 0-10-4-10-10M7001 4686v-300c0 6-5 10-11 10M6990 4696c6 0 11-4 11-10M6420 4696h570M6410 4386v300c0 6 5 10 10 10M5790 4396h630c-5 0-10-4-10-10M5801 4686v-300c0 6-5 10-11 10M5790 4696c6 0 11-4 11-10M5220 4696h570M5210 4386v300c0 6 5 10 10 10M4590 4396h630c-5 0-10-4-10-10M4600 4686v-300c0 6-4 10-10 10M4590 4696c6 0 10-4 10-10M4020 4696h570M4010 4386v300c0 6 5 10 10 10M3390 4396h630c-5 0-10-4-10-10M3400 4686v-300c0 6-4 10-10 10M3390 4696c6 0 10-4 10-10M2820 4696h570M2810 4386v300c0 6 5 10 10 10M2190 4396h630c-5 0-10-4-10-10M2200 4686v-300c0 6-4 10-10 10M2190 4696c6 0 10-4 10-10M1620 4696h570M1610 4386v300c0 6 4 10 10 10M990 4396h630c-5 0-10-4-10-10M1000 4686v-300c0 6-4 10-10 10M990 4696c6 0 10-4 10-10M10 4696h980">
          <text:p/>
        </draw:path>
        <draw:g>
          <draw:path draw:style-name="gr2" draw:text-style-name="P2" draw:layer="layout" svg:width="15.049cm" svg:height="9.255cm" svg:x="0cm" svg:y="10.295cm" svg:viewBox="0 0 15050 9256" svg:d="M12475 8956h995c225 0 446-59 640-171 195-113 357-274 469-468 112-195 171-416 171-640M12486 9246v-300c0 6-5 10-11 10M11875 9256h600c6 0 11-4 11-10M11865 8946v300c0 6 5 10 10 10M11875 8956c-5 0-10-4-10-10M11275 8956h600M11286 9246v-300c0 6-5 10-11 10M10675 9256h600c6 0 11-4 11-10M10665 8946v300c0 6 4 10 10 10M10675 8956c-5 0-10-4-10-10M10075 8956h600M10085 9246v-300c0 6-4 10-10 10M9475 9256h600c6 0 10-4 10-10M9465 8946v300c0 6 4 10 10 10M9475 8956c-5 0-10-4-10-10M8875 8956h600M8885 9246v-300c0 6-4 10-10 10M8275 9256h600c6 0 10-4 10-10M8265 8946v300c0 6 4 10 10 10M8275 8956c-5 0-10-4-10-10M7675 8956h600M7685 9246v-300c0 6-4 10-10 10M7075 9256h600c6 0 10-4 10-10M7065 8946v300c0 6 4 10 10 10M7075 8956c-5 0-10-4-10-10M6475 8956h600M6485 9246v-300c0 6-4 10-10 10M5875 9256h600c6 0 10-4 10-10M5865 8946v300c0 6 4 10 10 10M5875 8956c-5 0-10-4-10-10M5275 8956h600M5285 9246v-300c0 6-4 10-10 10M4675 9256h600c5 0 10-4 10-10M4665 8946v300c0 6 4 10 10 10M4675 8956c-6 0-10-4-10-10M3680 8956h995M2480 8956h1200M2490 9246v-300c0 6-4 10-10 10M1280 9256h1200c5 0 10-4 10-10M1270 8946v300c0 6 4 10 10 10M0 1580v6097c0 224 59 445 171 640 113 194 274 356 469 468 194 112 415 171 640 171-6 0-10-4-10-10M2275 300h-995c-225 0-446 59-640 172-195 112-356 273-469 468-112 194-171 415-171 640M2265 10v300c0-5 4-10 10-10M2875 0h-600c-6 0-10 4-10 10M2885 310v-300c0-5-4-10-10-10M2875 300c5 0 10 4 10 10M3475 300h-600M3465 10v300c0-5 4-10 10-10M4075 0h-600c-6 0-10 4-10 10M4085 310v-300c0-5-4-10-10-10M4075 300c5 0 10 4 10 10M4675 300h-600M4665 10v300c0-5 4-10 10-10M5275 0h-600c-6 0-10 4-10 10M5285 310v-300c0-5-4-10-10-10M5275 300c5 0 10 4 10 10M5875 300h-600M5865 10v300c0-5 4-10 10-10M6475 0h-600c-5 0-10 4-10 10M6485 310v-300c0-5-4-10-10-10M6475 300c6 0 10 4 10 10M7075 300h-600M7065 10v300c0-5 4-10 10-10M7675 0h-600c-5 0-10 4-10 10M7685 310v-300c0-5-4-10-10-10M7675 300c6 0 10 4 10 10M8275 300h-600M8265 10v300c0-5 4-10 10-10M8875 0h-600c-5 0-10 4-10 10M8885 310v-300c0-5-4-10-10-10M8875 300c6 0 10 4 10 10M9475 300h-600M9465 10v300c0-5 4-10 10-10M10075 0h-600c-5 0-10 4-10 10M10085 310v-300c0-5-4-10-10-10M10075 300c6 0 10 4 10 10M10675 300h-600M10665 10v300c0-5 4-10 10-10M11275 0h-600c-5 0-10 4-10 10M11286 310v-300c0-5-5-10-11-10M11275 300c6 0 11 4 11 10M11875 300h-600M11865 10v300c0-5 5-10 10-10M12475 0h-600c-5 0-10 4-10 10M12486 310v-300c0-5-5-10-11-10M12475 300c6 0 11 4 11 10M13470 300h-995M14750 2528v-948c0-225-59-446-171-640-113-195-274-356-469-468-194-113-415-172-640-172M15040 2518h-300c6 0 10 4 10 10M15050 3128v-600c0-5-4-10-10-10M14740 3138h300c6 0 10-4 10-10M14750 3128c0 6-4 10-10 10M14750 3728v-600M15040 3718h-300c6 0 10 4 10 10M15050 4328v-600c0-5-4-10-10-10M14740 4338h300c6 0 10-4 10-10M14750 4328c0 6-4 10-10 10M14750 4928v-600M15040 4918h-300c6 0 10 4 10 10M15050 5528v-600c0-5-4-10-10-10M14740 5538h300c6 0 10-4 10-10M14750 5528c0 6-4 10-10 10M14750 6128v-600M15040 6118h-300c6 0 10 5 10 10M15050 6728v-600c0-5-4-10-10-10M14740 6739h300c6 0 10-5 10-11M14750 6728c0 6-4 11-10 11M14750 7677v-949">
            <text:p/>
          </draw:path>
          <draw:g>
            <draw:path draw:style-name="gr3" draw:text-style-name="P3" draw:layer="layout" svg:width="0.268cm" svg:height="0.448cm" svg:x="12.972cm" svg:y="11.965cm" svg:viewBox="0 0 269 449" svg:d="M135 0c-29 0-39 14-39 42 0 14 3 25 10 32 8 7 18 11 29 11 28 0 42-15 42-43s-14-42-42-42zM173 187l75-7v-57h-149v265h-99v61h269v-61h-96z">
              <text:p/>
            </draw:path>
            <draw:path draw:style-name="gr3" draw:text-style-name="P3" draw:layer="layout" svg:width="0.268cm" svg:height="0.413cm" svg:x="12.224cm" svg:y="12.007cm" svg:viewBox="0 0 269 414" svg:d="M3 340v63c28 7 57 11 81 11 75 0 110-35 110-106v-166h75v-46l-75-14-25-82h-49v82h-120v60h120v166c0 25-14 39-43 39-14 0-38 0-74-7z">
              <text:p/>
            </draw:path>
            <draw:path draw:style-name="gr3" draw:text-style-name="P3" draw:layer="layout" svg:width="0.282cm" svg:height="0.459cm" svg:x="11.444cm" svg:y="11.961cm" svg:viewBox="0 0 283 460" svg:d="M222 410l-3-3 3 46h61v-453h-75v118c0 14 4 35 11 60l3-4c-17-35-49-53-91-53-43 0-74 18-96 46-24 32-35 74-35 124 0 53 11 95 35 123 22 32 53 46 96 46 42 0 74-18 91-50zM208 291c0 38-7 67-17 81-11 14-29 21-53 21-43 0-60-32-60-102 0-67 17-103 60-103 24 0 42 7 53 21 10 15 17 43 17 82z">
              <text:p/>
            </draw:path>
            <draw:path draw:style-name="gr3" draw:text-style-name="P3" draw:layer="layout" svg:width="0.268cm" svg:height="0.448cm" svg:x="10.686cm" svg:y="11.965cm" svg:viewBox="0 0 269 449" svg:d="M134 0c-29 0-39 14-39 42 0 14 3 25 10 32s18 11 29 11c29 0 43-15 43-43s-14-42-43-42zM173 187l75-7v-57h-150v265h-98v61h269v-61h-96z">
              <text:p/>
            </draw:path>
            <draw:path draw:style-name="gr3" draw:text-style-name="P3" draw:layer="layout" svg:width="0.25cm" svg:height="0.339cm" svg:x="9.938cm" svg:y="12.081cm" svg:viewBox="0 0 251 340" svg:d="M251 315v-70c-46 21-85 31-114 31-42 0-63-10-63-35 0-7 3-14 10-17 7-8 25-18 57-29 47-14 75-31 85-46 15-17 22-35 22-56 0-28-14-49-36-68-24-14-53-25-92-25s-78 11-117 28l25 61c39-14 71-21 92-21 39 0 53 7 53 25 0 7 0 14-7 18-11 7-29 14-60 24-43 18-71 32-85 46-14 18-21 35-21 60 0 28 10 53 35 74 25 14 56 25 99 25 50 0 89-7 117-25z">
              <text:p/>
            </draw:path>
            <draw:path draw:style-name="gr3" draw:text-style-name="P3" draw:layer="layout" svg:width="0.279cm" svg:height="0.469cm" svg:x="9.165cm" svg:y="12.081cm" svg:viewBox="0 0 280 470" svg:d="M60 58v-51h-60v463h74v-141c0-7-3-21-14-46l-3 4c21 35 49 53 92 53s74-14 96-46c24-28 35-70 35-123 0-50-11-92-35-124-22-28-53-47-96-47s-71 19-89 58zM74 181v-10c0-39 4-64 14-82 11-14 29-21 54-21 43 0 64 36 64 106 0 67-21 99-64 99-25 0-43-7-54-18-10-14-14-39-14-74z">
              <text:p/>
            </draw:path>
            <draw:path draw:style-name="gr3" draw:text-style-name="P3" draw:layer="layout" svg:width="0.268cm" svg:height="0.413cm" svg:x="8.414cm" svg:y="12.007cm" svg:viewBox="0 0 269 414" svg:d="M3 340v63c29 7 58 11 82 11 75 0 110-35 110-106v-166h74v-46l-74-14-25-82h-49v82h-121v60h121v166c0 25-14 39-43 39-14 0-38 0-75-7z">
              <text:p/>
            </draw:path>
            <draw:path draw:style-name="gr3" draw:text-style-name="P3" draw:layer="layout" svg:width="0.289cm" svg:height="0.339cm" svg:x="7.634cm" svg:y="12.081cm" svg:viewBox="0 0 290 340" svg:d="M0 192h213c0 53-28 81-81 81-36 0-74-11-113-28v70c35 18 70 25 109 25 49 0 88-14 116-46 29-28 46-70 46-120 0-53-14-95-42-123-28-33-63-51-109-51-43 0-74 14-103 44-25 24-36 63-36 105zM213 128h-134c0-42 21-60 63-60 43 0 67 18 71 60z">
              <text:p/>
            </draw:path>
            <draw:path draw:style-name="gr3" draw:text-style-name="P3" draw:layer="layout" svg:width="0.275cm" svg:height="0.332cm" svg:x="6.879cm" svg:y="12.081cm" svg:viewBox="0 0 276 333" svg:d="M74 333v-206c0-42 18-60 54-60 50 0 74 32 74 99v167h74v-326h-63v50l3-4c-17-35-49-53-96-53-81 0-120 43-120 124v209z">
              <text:p/>
            </draw:path>
            <draw:path draw:style-name="gr3" draw:text-style-name="P3" draw:layer="layout" svg:width="0.268cm" svg:height="0.413cm" svg:x="6.128cm" svg:y="12.007cm" svg:viewBox="0 0 269 414" svg:d="M3 340v63c28 7 57 11 81 11 76 0 111-35 111-106v-166h74v-46l-74-14-25-82h-50v82h-120v60h120v166c0 25-14 39-43 39-14 0-39 0-74-7z">
              <text:p/>
            </draw:path>
            <draw:path draw:style-name="gr3" draw:text-style-name="P3" draw:layer="layout" svg:width="0.37cm" svg:height="0.325cm" svg:x="5.306cm" svg:y="12.088cm" svg:viewBox="0 0 371 326" svg:d="M142 326l39-174 7-92 7 92 39 174h70l67-326h-67l-32 159c-3 35-7 72-3 110 3-35 0-71-7-103l-39-166h-74l-35 166c-7 39-11 72-7 103 0-45 0-82-7-110l-29-159h-71l68 326z">
              <text:p/>
            </draw:path>
            <draw:path draw:style-name="gr3" draw:text-style-name="P3" draw:layer="layout" svg:width="0.289cm" svg:height="0.339cm" svg:x="4.586cm" svg:y="12.081cm" svg:viewBox="0 0 290 340" svg:d="M0 192h213c0 53-28 81-82 81-36 0-74-11-113-28v70c35 18 70 25 109 25 51 0 89-14 118-46 28-28 45-70 45-120 0-53-14-95-42-123-28-33-63-51-110-51-43 0-74 14-103 44-24 24-35 63-35 105zM213 128h-135c0-42 21-60 63-60 44 0 68 18 72 60z">
              <text:p/>
            </draw:path>
            <draw:path draw:style-name="gr3" draw:text-style-name="P3" draw:layer="layout" svg:width="0.275cm" svg:height="0.332cm" svg:x="3.831cm" svg:y="12.081cm" svg:viewBox="0 0 276 333" svg:d="M74 333v-206c0-42 18-60 53-60 51 0 75 32 75 99v167h74v-326h-63v50l3-4c-17-35-49-53-96-53-81 0-120 43-120 124v209z">
              <text:p/>
            </draw:path>
            <draw:path draw:style-name="gr3" draw:text-style-name="P3" draw:layer="layout" svg:width="0.268cm" svg:height="0.413cm" svg:x="3.08cm" svg:y="12.007cm" svg:viewBox="0 0 269 414" svg:d="M3 340v63c29 7 57 11 81 11 74 0 110-35 110-106v-166h75v-46l-75-14-25-82h-49v82h-120v60h120v166c0 25-14 39-43 39-14 0-38 0-74-7z">
              <text:p/>
            </draw:path>
            <draw:path draw:style-name="gr3" draw:text-style-name="P3" draw:layer="layout" svg:width="0.328cm" svg:height="0.462cm" svg:x="2.279cm" svg:y="12.088cm" svg:viewBox="0 0 329 463" svg:d="M329 0h-78l-74 187c-15 39-22 67-15 85 4-25-3-49-14-85l-71-187h-77l138 360c14 32 28 58 46 75 22 18 46 28 78 28 14 0 35-3 56-7v-64c-21 3-35 7-49 7s-25-4-35-11c-7-7-14-17-21-35l-14-35z">
              <text:p/>
            </draw:path>
            <draw:path draw:style-name="gr3" draw:text-style-name="P3" draw:layer="layout" svg:width="0.205cm" svg:height="0.071cm" svg:x="1.58cm" svg:y="12.215cm" svg:viewBox="0 0 206 72" svg:d="M206 72c0-25 0-47 0-72-72 0-139 0-206 0 0 25 0 47 0 72 67 0 134 0 206 0z">
              <text:p/>
            </draw:path>
            <draw:path draw:style-name="gr3" draw:text-style-name="P3" draw:layer="layout" svg:width="0.293cm" svg:height="0.455cm" svg:x="12.957cm" svg:y="12.72cm" svg:viewBox="0 0 294 456" svg:d="M25 191h107v265h74v-265h88v-54l-88-7v-17c0-39-11-67-28-85-18-18-49-28-92-28-24 0-53 3-86 14l22 60c25-7 47-7 64-7 18 0 32 0 35 7 8 7 11 21 11 39v17h-107z">
              <text:p/>
            </draw:path>
            <draw:path draw:style-name="gr3" draw:text-style-name="P3" draw:layer="layout" svg:width="0.268cm" svg:height="0.448cm" svg:x="12.21cm" svg:y="12.727cm" svg:viewBox="0 0 269 449" svg:d="M134 0c-29 0-39 14-39 42 0 14 3 25 10 32s18 10 29 10c28 0 42-14 42-42s-14-42-42-42zM173 188l75-7v-57h-150v265h-98v60h269v-60h-96z">
              <text:p/>
            </draw:path>
            <draw:path draw:style-name="gr3" draw:text-style-name="P3" draw:layer="layout" svg:width="0.328cm" svg:height="0.325cm" svg:x="11.423cm" svg:y="12.85cm" svg:viewBox="0 0 329 326" svg:d="M205 326l124-326h-78l-68 188c-17 43-24 74-17 92 3-11 0-39-18-92l-70-188h-78l123 326z">
              <text:p/>
            </draw:path>
            <draw:path draw:style-name="gr3" draw:text-style-name="P3" draw:layer="layout" svg:width="0.289cm" svg:height="0.339cm" svg:x="10.682cm" svg:y="12.843cm" svg:viewBox="0 0 290 340" svg:d="M0 191h213c0 53-28 81-82 81-36 0-74-11-113-28v71c35 18 70 25 109 25 50 0 89-14 118-46 28-29 45-71 45-121 0-53-14-95-42-123-28-32-63-50-110-50-43 0-74 14-103 43-24 24-35 63-35 105zM213 127h-135c0-42 21-60 63-60 44 0 68 18 72 60z">
              <text:p/>
            </draw:path>
            <draw:path draw:style-name="gr3" draw:text-style-name="P3" draw:layer="layout" svg:width="0.222cm" svg:height="0.586cm" svg:x="9.987cm" svg:y="12.727cm" svg:viewBox="0 0 223 587" svg:d="M42 0c-28 0-42 14-42 42s14 42 42 42c29 0 39-14 39-42s-10-42-39-42zM223 572v-67c-35 11-67 18-91 18-21 0-37-7-44-14-10-7-14-21-14-35v-291h114v-60h-188v347c0 39 11 67 35 85 22 21 53 32 97 32 31 0 60-4 91-15z">
              <text:p/>
            </draw:path>
            <draw:path draw:style-name="gr3" draw:text-style-name="P3" draw:layer="layout" svg:width="0.275cm" svg:height="0.452cm" svg:x="9.165cm" svg:y="12.723cm" svg:viewBox="0 0 276 453" svg:d="M75 453v-205c0-42 18-60 53-60 49 0 74 32 74 99v166h74v-453h-74v139l11 39 3-4c-17-35-49-54-95-54-81 0-121 44-121 125v208z">
              <text:p/>
            </draw:path>
            <draw:path draw:style-name="gr3" draw:text-style-name="P3" draw:layer="layout" svg:width="0.268cm" svg:height="0.339cm" svg:x="8.414cm" svg:y="12.843cm" svg:viewBox="0 0 269 340" svg:d="M57 333l4-50v3c10 22 21 36 38 43 18 7 39 11 64 11 32 0 60-11 78-28 17-18 28-44 28-75 0-71-50-106-152-106h-42v-7c0-39 17-57 53-57 24 0 60 7 99 25l24-56c-42-25-84-36-120-36-46 0-77 11-99 29-22 17-32 45-32 84v220zM75 187h32c35 0 56 4 70 11 11 10 18 21 18 39 0 24-14 38-43 38-24 0-45-7-56-21-14-10-21-28-21-53z">
              <text:p/>
            </draw:path>
            <draw:path draw:style-name="gr3" draw:text-style-name="P3" draw:layer="layout" svg:width="0.265cm" svg:height="0.452cm" svg:x="7.641cm" svg:y="12.723cm" svg:viewBox="0 0 266 453" svg:d="M170 64c25-4 50-4 75-7 0-18 0-39 0-57-50 0-99 0-150 0 0 131 0 262 0 393-31 0-63 0-95 0 0 21 0 42 0 60 88 0 178 0 266 0 0-18 0-39 0-60-32 0-64 0-96 0 0-110 0-219 0-329z">
              <text:p/>
            </draw:path>
            <draw:path draw:style-name="gr3" draw:text-style-name="P3" draw:layer="layout" svg:width="0.292cm" svg:height="0.455cm" svg:x="6.862cm" svg:y="12.72cm" svg:viewBox="0 0 293 456" svg:d="M24 191h106v265h74v-265h89v-54l-89-7v-17c0-39-10-67-28-85s-50-28-92-28c-24 0-53 3-84 14l21 60c24-7 46-7 63-7 18 0 32 0 35 7 7 7 11 21 11 39v17h-106z">
              <text:p/>
            </draw:path>
            <draw:path draw:style-name="gr3" draw:text-style-name="P3" draw:layer="layout" svg:width="0.279cm" svg:height="0.47cm" svg:x="6.117cm" svg:y="12.843cm" svg:viewBox="0 0 280 471" svg:d="M60 57v-50h-60v464h74v-142c0-7-3-21-14-45l-3 3c21 35 49 53 92 53s74-14 96-46c24-28 35-70 35-124 0-50-11-92-35-124-22-28-53-46-96-46s-71 18-89 57zM74 180v-10c0-39 4-64 14-82 11-14 29-21 54-21 43 0 64 36 64 106 0 68-21 100-64 100-25 0-43-7-54-18-10-14-14-39-14-75z">
              <text:p/>
            </draw:path>
            <draw:path draw:style-name="gr3" draw:text-style-name="P3" draw:layer="layout" svg:width="0.275cm" svg:height="0.332cm" svg:x="5.355cm" svg:y="12.85cm" svg:viewBox="0 0 276 333" svg:d="M64 326v-46h-4c18 35 50 53 95 53 78 0 121-39 121-124v-209h-75v209c0 39-17 57-53 57-28 0-46-7-56-18-14-17-18-42-18-78v-170h-74v326z">
              <text:p/>
            </draw:path>
            <draw:path draw:style-name="gr3" draw:text-style-name="P3" draw:layer="layout" svg:width="0.268cm" svg:height="0.339cm" svg:x="4.604cm" svg:y="12.843cm" svg:viewBox="0 0 269 340" svg:d="M56 333l4-50v3c10 22 22 36 39 43 18 7 39 11 64 11 32 0 60-11 78-28 17-18 28-44 28-75 0-71-50-106-152-106h-42v-7c0-39 17-57 53-57 24 0 60 7 99 25l24-56c-42-25-84-36-120-36-46 0-78 11-100 29-21 17-31 45-31 84v220zM75 187h32c35 0 56 4 70 11 11 10 18 21 18 39 0 24-14 38-43 38-24 0-45-7-56-21-14-10-21-28-21-53z">
              <text:p/>
            </draw:path>
            <draw:path draw:style-name="gr3" draw:text-style-name="P3" draw:layer="layout" svg:width="0.244cm" svg:height="0.332cm" svg:x="3.831cm" svg:y="12.843cm" svg:viewBox="0 0 245 333" svg:d="M0 18l21 67c29-7 50-14 67-14 29 0 50 7 60 21 14 14 22 39 22 67v174h75v-326h-60v64h3c-10-25-26-42-43-53-18-11-39-18-64-18-24 0-49 7-81 18z">
              <text:p/>
            </draw:path>
            <draw:path draw:style-name="gr3" draw:text-style-name="P3" draw:layer="layout" svg:width="0.268cm" svg:height="0.413cm" svg:x="3.08cm" svg:y="12.769cm" svg:viewBox="0 0 269 414" svg:d="M3 340v63c29 7 57 11 81 11 74 0 110-35 110-106v-166h75v-47l-75-14-25-81h-49v81h-120v61h120v166c0 25-14 39-43 39-14 0-38 0-74-7z">
              <text:p/>
            </draw:path>
            <draw:path draw:style-name="gr3" draw:text-style-name="P3" draw:layer="layout" svg:width="0.289cm" svg:height="0.339cm" svg:x="2.3cm" svg:y="12.843cm" svg:viewBox="0 0 290 340" svg:d="M0 191h213c0 53-28 81-82 81-36 0-75-11-113-28v71c35 18 70 25 109 25 51 0 89-14 117-46 29-29 46-71 46-121 0-53-14-95-42-123-28-32-63-50-110-50-43 0-74 14-103 43-24 24-35 63-35 105zM213 127h-135c0-42 21-60 63-60 44 0 68 18 72 60z">
              <text:p/>
            </draw:path>
            <draw:path draw:style-name="gr3" draw:text-style-name="P3" draw:layer="layout" svg:width="0.244cm" svg:height="0.332cm" svg:x="1.545cm" svg:y="12.843cm" svg:viewBox="0 0 245 333" svg:d="M0 18l21 67c30-7 51-14 68-14 29 0 50 7 60 21 14 14 21 39 21 67v174h75v-326h-60v64h3c-11-25-25-42-42-53-18-11-39-18-64-18-24 0-49 7-82 18z">
              <text:p/>
            </draw:path>
            <draw:path draw:style-name="gr3" draw:text-style-name="P3" draw:layer="layout" svg:width="0.282cm" svg:height="0.469cm" svg:x="12.968cm" svg:y="13.605cm" svg:viewBox="0 0 283 470" svg:d="M223 290l-3-4c-7 21-11 35-11 42v142h74v-463h-63v50h3c-17-39-49-57-92-57s-74 18-96 46c-24 32-35 71-35 124 0 52 11 95 35 123 22 32 53 46 96 46s75-18 92-49zM209 159v11c0 38-7 67-17 81-11 14-29 21-53 21-44 0-61-32-61-102 0-71 17-103 61-103 24 0 42 7 53 21 10 11 14 36 17 71z">
              <text:p/>
            </draw:path>
            <draw:path draw:style-name="gr3" draw:text-style-name="P3" draw:layer="layout" svg:width="0.268cm" svg:height="0.339cm" svg:x="12.224cm" svg:y="13.605cm" svg:viewBox="0 0 269 340" svg:d="M56 333l4-50v4c10 21 21 35 38 42 18 7 39 11 64 11 32 0 60-11 79-28 17-18 28-43 28-74 0-72-51-107-153-107h-42v-7c0-39 17-57 53-57 24 0 60 7 100 25l24-57c-43-24-85-35-121-35-46 0-77 11-99 28-21 18-31 46-31 85v220zM74 187h32c35 0 56 4 70 11 11 11 18 22 18 40 0 24-14 38-43 38-24 0-45-7-56-21-14-10-21-28-21-54z">
              <text:p/>
            </draw:path>
            <draw:path draw:style-name="gr3" draw:text-style-name="P3" draw:layer="layout" svg:width="0.25cm" svg:height="0.339cm" svg:x="11.462cm" svg:y="13.605cm" svg:viewBox="0 0 251 340" svg:d="M251 315v-70c-46 21-84 31-114 31-42 0-63-10-63-35 0-7 3-14 10-18 7-7 25-18 57-29 47-14 75-31 85-46 15-17 22-35 22-56 0-28-14-49-36-67-24-14-53-25-92-25s-78 11-117 28l25 60c39-14 71-21 92-21 39 0 54 7 54 25 0 7 0 14-7 18-11 7-30 14-61 24-43 18-71 32-85 46-14 18-21 36-21 61 0 28 10 53 35 74 25 14 56 25 99 25 50 0 89-7 117-25z">
              <text:p/>
            </draw:path>
            <draw:path draw:style-name="gr3" draw:text-style-name="P3" draw:layer="layout" svg:width="0.268cm" svg:height="0.413cm" svg:x="10.7cm" svg:y="13.531cm" svg:viewBox="0 0 269 414" svg:d="M3 340v63c29 7 57 11 81 11 75 0 111-35 111-106v-167h74v-46l-74-14-25-81h-50v81h-120v60h120v167c0 25-14 39-43 39-14 0-38 0-74-7z">
              <text:p/>
            </draw:path>
            <draw:path draw:style-name="gr3" draw:text-style-name="P3" draw:layer="layout" svg:width="0.296cm" svg:height="0.339cm" svg:x="9.917cm" svg:y="13.605cm" svg:viewBox="0 0 297 340" svg:d="M148 340c42 0 77-14 106-46 28-32 43-74 43-124s-15-92-40-124c-28-28-63-46-109-46s-81 18-110 46c-24 32-38 74-38 124 0 53 14 92 38 124 29 32 64 46 110 46zM148 273c-50 0-74-32-74-103s24-103 74-103c49 0 74 32 74 103s-25 103-74 103z">
              <text:p/>
            </draw:path>
            <draw:path draw:style-name="gr3" draw:text-style-name="P3" draw:layer="layout" svg:width="0.279cm" svg:height="0.459cm" svg:x="9.165cm" svg:y="13.485cm" svg:viewBox="0 0 280 460" svg:d="M60 407c18 35 46 53 89 53s74-14 96-46c24-28 35-72 35-121 0-53-11-95-35-127-22-28-53-46-96-46-39 0-71 18-92 53h3c11-21 14-35 14-39v-134h-74v453h60zM74 304v-11c0-42 4-67 14-85 11-14 29-21 54-21 43 0 64 36 64 106 0 68-21 100-64 100-25 0-43-4-54-18-10-14-14-40-14-71z">
              <text:p/>
            </draw:path>
            <draw:path draw:style-name="gr3" draw:text-style-name="P3" draw:layer="layout" svg:width="0.268cm" svg:height="0.413cm" svg:x="8.414cm" svg:y="13.531cm" svg:viewBox="0 0 269 414" svg:d="M3 340v63c29 7 58 11 82 11 75 0 110-35 110-106v-167h74v-46l-74-14-25-81h-49v81h-121v60h121v167c0 25-14 39-43 39-14 0-38 0-75-7z">
              <text:p/>
            </draw:path>
            <draw:path draw:style-name="gr3" draw:text-style-name="P3" draw:layer="layout" svg:width="0.37cm" svg:height="0.325cm" svg:x="7.592cm" svg:y="13.612cm" svg:viewBox="0 0 371 326" svg:d="M141 326l39-174 7-92 7 92 39 174h70l68-326h-68l-32 159c-3 35-7 71-3 109 3-35 0-70-7-102l-39-166h-74l-35 166c-7 39-11 71-7 102 0-45 0-81-7-109l-29-159h-70l67 326z">
              <text:p/>
            </draw:path>
            <draw:path draw:style-name="gr3" draw:text-style-name="P3" draw:layer="layout" svg:width="0.296cm" svg:height="0.339cm" svg:x="6.869cm" svg:y="13.605cm" svg:viewBox="0 0 297 340" svg:d="M149 340c42 0 77-14 106-46 28-32 42-74 42-124s-14-92-39-124c-28-28-63-46-109-46s-82 18-111 46c-24 32-38 74-38 124 0 53 14 92 38 124 29 32 65 46 111 46zM149 273c-50 0-75-32-75-103s25-103 75-103c49 0 74 32 74 103s-25 103-74 103z">
              <text:p/>
            </draw:path>
            <draw:path draw:style-name="gr3" draw:text-style-name="P3" draw:layer="layout" svg:width="0.275cm" svg:height="0.332cm" svg:x="6.117cm" svg:y="13.605cm" svg:viewBox="0 0 276 333" svg:d="M75 333v-205c0-43 18-61 53-61 50 0 74 33 74 100v166h74v-326h-63v50l3-4c-17-35-49-53-95-53-82 0-121 43-121 125v208z">
              <text:p/>
            </draw:path>
            <draw:path draw:style-name="gr3" draw:text-style-name="P3" draw:layer="layout" svg:width="0.289cm" svg:height="0.339cm" svg:x="5.348cm" svg:y="13.605cm" svg:viewBox="0 0 290 340" svg:d="M0 191h212c0 54-29 82-81 82-36 0-74-11-113-28v70c35 18 70 25 109 25 49 0 88-14 117-46 28-28 46-71 46-121 0-53-15-95-43-123-28-32-64-50-109-50-43 0-74 14-103 43-24 24-35 63-35 105zM212 127h-134c0-42 21-60 63-60s67 18 71 60z">
              <text:p/>
            </draw:path>
            <draw:path draw:style-name="gr3" draw:text-style-name="P3" draw:layer="layout" svg:width="0.268cm" svg:height="0.448cm" svg:x="4.59cm" svg:y="13.489cm" svg:viewBox="0 0 269 449" svg:d="M135 0c-29 0-39 14-39 42 0 14 3 25 10 32s18 11 29 11c28 0 42-15 42-43s-14-42-42-42zM174 187l74-7v-57h-149v266h-99v60h269v-60h-95z">
              <text:p/>
            </draw:path>
            <draw:path draw:style-name="gr3" draw:text-style-name="P3" draw:layer="layout" svg:width="0.307cm" svg:height="0.469cm" svg:x="3.813cm" svg:y="13.605cm" svg:viewBox="0 0 308 470" svg:d="M0 7v53l46 7c-7 7-7 21-7 50 0 31 11 60 32 77 21 21 53 32 88 32 14 0 21 0 25-4 11 8 18 18 18 25s-15 11-36 11h-49c-35 0-64 10-81 24-21 18-28 43-28 71 0 79 52 117 165 117 43 0 74-10 99-24 25-18 36-43 36-71 0-47-15-75-46-82 3 0 7-14 7-39 0-24-7-42-25-49 7 0 14-11 25-28 10-18 14-39 14-60 0-36-11-64-32-85s-53-32-92-32c-17 0-31 4-42 7zM159 166c-31 0-49-18-49-49 0-39 18-57 49-57 36 0 53 18 53 57 0 35-17 49-53 49zM135 328h49c35 0 53 15 53 44 0 24-21 35-64 35-63 0-95-14-95-50 0-11 4-18 7-22 7-3 21-7 50-7z">
              <text:p/>
            </draw:path>
            <draw:path draw:style-name="gr3" draw:text-style-name="P3" draw:layer="layout" svg:width="0.275cm" svg:height="0.452cm" svg:x="3.069cm" svg:y="13.485cm" svg:viewBox="0 0 276 453" svg:d="M74 453v-206c0-42 19-60 54-60 50 0 74 32 74 100v166h74v-453h-74v138l11 39 3-4c-17-35-49-53-95-53-82 0-121 43-121 124v209z">
              <text:p/>
            </draw:path>
            <draw:path draw:style-name="gr3" draw:text-style-name="P3" draw:layer="layout" svg:width="0.268cm" svg:height="0.413cm" svg:x="2.318cm" svg:y="13.531cm" svg:viewBox="0 0 269 414" svg:d="M3 340v63c28 7 57 11 81 11 75 0 110-35 110-106v-167h75v-46l-75-14-25-81h-49v81h-120v60h120v167c0 25-14 39-43 39-14 0-39 0-74-7z">
              <text:p/>
            </draw:path>
            <draw:path draw:style-name="gr3" draw:text-style-name="P3" draw:layer="layout" svg:width="0.268cm" svg:height="0.339cm" svg:x="1.556cm" svg:y="13.605cm" svg:viewBox="0 0 269 340" svg:d="M56 333l4-50v4c10 21 21 35 39 42 17 7 38 11 63 11 33 0 61-11 79-28 17-18 28-43 28-74 0-72-50-107-153-107h-42v-7c0-39 17-57 53-57 24 0 61 7 100 25l24-57c-42-24-86-35-121-35-46 0-77 11-98 28-22 18-32 46-32 85v220zM74 187h32c35 0 56 4 71 11 11 11 18 22 18 40 0 24-14 38-44 38-24 0-45-7-56-21-14-10-21-28-21-54z">
              <text:p/>
            </draw:path>
            <draw:path draw:style-name="gr3" draw:text-style-name="P3" draw:layer="layout" svg:width="0.268cm" svg:height="0.413cm" svg:x="12.986cm" svg:y="14.293cm" svg:viewBox="0 0 269 414" svg:d="M3 340v63c29 7 57 11 81 11 74 0 110-35 110-106v-167h75v-46l-75-14-25-81h-49v81h-120v60h120v167c0 25-14 39-43 39-14 0-38 0-74-7z">
              <text:p/>
            </draw:path>
            <draw:path draw:style-name="gr3" draw:text-style-name="P3" draw:layer="layout" svg:width="0.275cm" svg:height="0.452cm" svg:x="12.213cm" svg:y="14.247cm" svg:viewBox="0 0 276 453" svg:d="M75 453v-206c0-42 18-60 53-60 50 0 74 32 74 99v167h74v-453h-74v138l11 39 3-4c-17-35-49-53-95-53-81 0-121 43-121 124v209z">
              <text:p/>
            </draw:path>
            <draw:path draw:style-name="gr3" draw:text-style-name="P3" draw:layer="layout" svg:width="0.244cm" svg:height="0.332cm" svg:x="11.451cm" svg:y="14.367cm" svg:viewBox="0 0 245 333" svg:d="M0 18l21 67c29-7 50-14 68-14 29 0 50 7 60 21 14 14 21 39 21 67v174h75v-326h-60v64h3c-10-25-25-42-42-53-18-11-39-18-64-18s-50 7-82 18z">
              <text:p/>
            </draw:path>
            <draw:path draw:style-name="gr3" draw:text-style-name="P3" draw:layer="layout" svg:width="0.289cm" svg:height="0.339cm" svg:x="10.682cm" svg:y="14.367cm" svg:viewBox="0 0 290 340" svg:d="M0 192h213c0 53-28 81-82 81-36 0-74-11-113-28v70c35 18 70 25 109 25 50 0 89-14 118-46 28-28 45-70 45-120 0-54-14-96-42-124-28-32-63-50-110-50-43 0-74 14-103 43-24 24-35 63-35 106zM213 128h-135c0-43 21-61 63-61 44 0 68 18 72 61z">
              <text:p/>
            </draw:path>
            <draw:path draw:style-name="gr3" draw:text-style-name="P3" draw:layer="layout" svg:width="0.289cm" svg:height="0.339cm" svg:x="9.92cm" svg:y="14.367cm" svg:viewBox="0 0 290 340" svg:d="M0 192h213c0 53-28 81-81 81-36 0-75-11-114-28v70c36 18 71 25 110 25 50 0 88-14 116-46 29-28 46-70 46-120 0-54-14-96-42-124-28-32-63-50-109-50-43 0-74 14-104 43-24 24-35 63-35 106zM213 128h-134c0-43 21-61 63-61 43 0 67 18 71 61z">
              <text:p/>
            </draw:path>
            <draw:path draw:style-name="gr3" draw:text-style-name="P3" draw:layer="layout" svg:width="0.265cm" svg:height="0.452cm" svg:x="9.165cm" svg:y="14.247cm" svg:viewBox="0 0 266 453" svg:d="M169 64c25-4 51-4 76-7 0-18 0-39 0-57-51 0-100 0-150 0 0 131 0 261 0 392-31 0-63 0-95 0 0 21 0 43 0 61 88 0 176 0 266 0 0-18 0-40 0-61-32 0-64 0-97 0 0-109 0-219 0-328z">
              <text:p/>
            </draw:path>
            <draw:path draw:style-name="gr3" draw:text-style-name="P3" draw:layer="layout" svg:width="0.289cm" svg:height="0.339cm" svg:x="8.396cm" svg:y="14.367cm" svg:viewBox="0 0 290 340" svg:d="M0 192h213c0 53-28 81-81 81-37 0-75-11-114-28v70c35 18 70 25 110 25 50 0 88-14 117-46 28-28 45-70 45-120 0-54-14-96-42-124-28-32-63-50-109-50-44 0-75 14-104 43-24 24-35 63-35 106zM213 128h-135c0-43 21-61 64-61s67 18 71 61z">
              <text:p/>
            </draw:path>
            <draw:path draw:style-name="gr3" draw:text-style-name="P3" draw:layer="layout" svg:width="0.328cm" svg:height="0.325cm" svg:x="7.613cm" svg:y="14.374cm" svg:viewBox="0 0 329 326" svg:d="M206 326l123-326h-78l-67 187c-17 44-24 75-17 93 3-11 0-39-18-93l-71-187h-78l124 326z">
              <text:p/>
            </draw:path>
            <draw:path draw:style-name="gr3" draw:text-style-name="P3" draw:layer="layout" svg:width="0.289cm" svg:height="0.339cm" svg:x="6.872cm" svg:y="14.367cm" svg:viewBox="0 0 290 340" svg:d="M0 192h213c0 53-29 81-82 81-36 0-74-11-113-28v70c35 18 70 25 109 25 49 0 89-14 118-46 28-28 45-70 45-120 0-54-14-96-42-124-28-32-64-50-110-50-43 0-74 14-103 43-24 24-35 63-35 106zM213 128h-135c0-43 21-61 63-61 43 0 68 18 72 61z">
              <text:p/>
            </draw:path>
            <draw:path draw:style-name="gr3" draw:text-style-name="P3" draw:layer="layout" svg:width="0.275cm" svg:height="0.332cm" svg:x="6.117cm" svg:y="14.367cm" svg:viewBox="0 0 276 333" svg:d="M75 333v-206c0-42 18-60 53-60 50 0 74 32 74 99v167h74v-326h-63v50l3-4c-17-35-49-53-95-53-82 0-121 43-121 124v209z">
              <text:p/>
            </draw:path>
            <draw:path draw:style-name="gr3" draw:text-style-name="P3" draw:layer="layout" svg:width="0.25cm" svg:height="0.339cm" svg:x="5.366cm" svg:y="14.367cm" svg:viewBox="0 0 251 340" svg:d="M251 315v-70c-47 21-86 31-114 31-42 0-63-10-63-35 0-7 3-14 10-17 7-7 25-18 57-29 46-14 74-31 85-46 14-17 22-36 22-57 0-28-15-49-37-67-24-14-53-25-91-25-39 0-78 11-117 29l25 59c39-14 71-21 92-21 38 0 53 7 53 25 0 7 0 14-8 18-10 7-28 15-59 25-43 18-71 32-85 46-14 18-21 36-21 60 0 28 10 53 35 74 25 14 56 25 99 25 49 0 88-7 117-25z">
              <text:p/>
            </draw:path>
            <draw:path draw:style-name="gr3" draw:text-style-name="P3" draw:layer="layout" svg:width="0.268cm" svg:height="0.448cm" svg:x="4.59cm" svg:y="14.251cm" svg:viewBox="0 0 269 449" svg:d="M135 0c-29 0-39 14-39 42 0 14 3 25 10 32s18 11 29 11c28 0 42-15 42-43s-14-42-42-42zM174 187l74-7v-57h-149v266h-99v60h269v-60h-95z">
              <text:p/>
            </draw:path>
            <draw:path draw:style-name="gr3" draw:text-style-name="P3" draw:layer="layout" svg:width="0.332cm" svg:height="0.325cm" svg:x="3.803cm" svg:y="14.374cm" svg:viewBox="0 0 333 326" svg:d="M208 159c39-53 78-106 118-159-30 0-58 0-90 0-24 36-46 71-70 103-25-32-50-67-74-103-32 0-60 0-89 0 39 53 78 106 117 159-39 58-81 110-120 167 28 0 56 0 85 0 24-35 53-74 81-113 24 39 53 78 77 113 29 0 57 0 90 0-44-57-86-109-125-167z">
              <text:p/>
            </draw:path>
            <draw:path draw:style-name="gr3" draw:text-style-name="P3" draw:layer="layout" svg:width="0.268cm" svg:height="0.413cm" svg:x="3.08cm" svg:y="14.293cm" svg:viewBox="0 0 269 414" svg:d="M3 340v63c29 7 57 11 81 11 74 0 110-35 110-106v-167h75v-46l-75-14-25-81h-49v81h-120v60h120v167c0 25-14 39-43 39-14 0-38 0-74-7z">
              <text:p/>
            </draw:path>
            <draw:path draw:style-name="gr3" draw:text-style-name="P3" draw:layer="layout" svg:width="0.289cm" svg:height="0.339cm" svg:x="2.3cm" svg:y="14.367cm" svg:viewBox="0 0 290 340" svg:d="M0 192h213c0 53-28 81-82 81-36 0-75-11-113-28v70c35 18 70 25 109 25 51 0 89-14 117-46 29-28 46-70 46-120 0-54-14-96-42-124-28-32-63-50-110-50-43 0-74 14-103 43-24 24-35 63-35 106zM213 128h-135c0-43 21-61 63-61 44 0 68 18 72 61z">
              <text:p/>
            </draw:path>
            <draw:path draw:style-name="gr3" draw:text-style-name="P3" draw:layer="layout" svg:width="0.275cm" svg:height="0.332cm" svg:x="1.545cm" svg:y="14.367cm" svg:viewBox="0 0 276 333" svg:d="M74 333v-206c0-42 18-60 53-60 49 0 74 32 74 99v167h75v-326h-64v50l3-4c-17-35-49-53-95-53-81 0-120 43-120 124v209z">
              <text:p/>
            </draw:path>
            <draw:path draw:style-name="gr3" draw:text-style-name="P3" draw:layer="layout" svg:width="0.293cm" svg:height="0.455cm" svg:x="12.957cm" svg:y="15.006cm" svg:viewBox="0 0 294 456" svg:d="M25 191h107v265h74v-265h88v-54l-88-7v-17c0-39-11-67-28-85-18-18-49-28-92-28-24 0-53 3-86 14l22 60c25-7 47-7 64-7 18 0 32 0 35 7 8 7 11 21 11 39v17h-107z">
              <text:p/>
            </draw:path>
            <draw:path draw:style-name="gr3" draw:text-style-name="P3" draw:layer="layout" svg:width="0.296cm" svg:height="0.339cm" svg:x="12.203cm" svg:y="15.129cm" svg:viewBox="0 0 297 340" svg:d="M149 340c42 0 77-14 106-46 28-32 42-74 42-123 0-50-14-92-39-124-28-29-63-47-109-47s-82 18-111 47c-24 32-38 74-38 124 0 52 14 91 38 123 29 32 65 46 111 46zM149 273c-50 0-74-32-74-102 0-71 24-103 74-103 49 0 74 32 74 103 0 70-25 102-74 102z">
              <text:p/>
            </draw:path>
            <draw:path draw:style-name="gr3" draw:text-style-name="P3" draw:layer="layout" svg:width="0.275cm" svg:height="0.332cm" svg:x="11.451cm" svg:y="15.136cm" svg:viewBox="0 0 276 333" svg:d="M64 326v-46h-4c18 35 50 53 95 53 79 0 121-39 121-125v-208h-75v208c0 40-17 58-53 58-28 0-46-7-56-18-14-17-18-43-18-78v-170h-74v326z">
              <text:p/>
            </draw:path>
            <draw:path draw:style-name="gr3" draw:text-style-name="P3" draw:layer="layout" svg:width="0.244cm" svg:height="0.332cm" svg:x="10.689cm" svg:y="15.129cm" svg:viewBox="0 0 245 333" svg:d="M0 18l21 67c29-7 50-14 67-14 30 0 51 7 61 21 14 14 21 39 21 67v174h75v-326h-60v64h3c-10-25-25-43-42-53-18-11-40-18-65-18-24 0-49 7-81 18z">
              <text:p/>
            </draw:path>
            <draw:path draw:style-name="gr3" draw:text-style-name="P3" draw:layer="layout" svg:width="0.292cm" svg:height="0.455cm" svg:x="9.91cm" svg:y="15.006cm" svg:viewBox="0 0 293 456" svg:d="M24 191h106v265h75v-265h88v-54l-88-7v-17c0-39-10-67-28-85s-50-28-93-28c-25 0-53 3-84 14l21 60c24-7 45-7 63-7s32 0 35 7c8 7 11 21 11 39v17h-106z">
              <text:p/>
            </draw:path>
            <draw:path draw:style-name="gr3" draw:text-style-name="P3" draw:layer="layout" svg:width="0.268cm" svg:height="0.448cm" svg:x="9.162cm" svg:y="15.013cm" svg:viewBox="0 0 269 449" svg:d="M135 0c-29 0-39 14-39 43 0 14 3 25 10 32 8 7 18 10 29 10 28 0 42-14 42-42 0-29-14-43-42-43zM173 188l75-7v-57h-149v265h-99v60h269v-60h-96z">
              <text:p/>
            </draw:path>
            <draw:path draw:style-name="gr3" draw:text-style-name="P3" draw:layer="layout" svg:width="0.328cm" svg:height="0.325cm" svg:x="8.375cm" svg:y="15.136cm" svg:viewBox="0 0 329 326" svg:d="M205 326l124-326h-79l-67 188c-17 43-24 74-17 92 3-11 0-39-18-92l-70-188h-78l123 326z">
              <text:p/>
            </draw:path>
            <draw:path draw:style-name="gr3" draw:text-style-name="P3" draw:layer="layout" svg:width="0.289cm" svg:height="0.339cm" svg:x="7.634cm" svg:y="15.129cm" svg:viewBox="0 0 290 340" svg:d="M0 192h213c0 53-28 81-81 81-36 0-74-11-113-28v70c35 18 70 25 109 25 49 0 88-14 116-46 29-28 46-71 46-120 0-53-14-95-42-123-28-33-63-51-109-51-43 0-74 14-103 44-25 24-36 63-36 105zM213 128h-134c0-42 21-60 63-60 43 0 67 18 71 60z">
              <text:p/>
            </draw:path>
            <draw:path draw:style-name="gr3" draw:text-style-name="P3" draw:layer="layout" svg:width="0.25cm" svg:height="0.339cm" svg:x="6.89cm" svg:y="15.129cm" svg:viewBox="0 0 251 340" svg:d="M251 315v-70c-47 21-85 31-114 31-42 0-63-10-63-35 0-7 3-14 10-18 7-7 25-17 57-28 46-14 74-32 86-46 14-17 21-35 21-56 0-28-14-49-37-68-24-14-53-25-91-25-39 0-78 11-117 28l25 62c39-15 70-22 92-22 38 0 53 7 53 25 0 7 0 14-7 18-11 7-29 14-60 24-43 18-71 32-85 46-14 18-21 35-21 60 0 28 10 53 35 74 25 14 56 25 99 25 49 0 88-7 117-25z">
              <text:p/>
            </draw:path>
            <draw:path draw:style-name="gr3" draw:text-style-name="P3" draw:layer="layout" svg:width="0.289cm" svg:height="0.339cm" svg:x="6.11cm" svg:y="15.129cm" svg:viewBox="0 0 290 340" svg:d="M0 192h213c0 53-28 81-81 81-36 0-76-11-114-28v70c35 18 70 25 110 25 50 0 88-14 116-46 29-28 46-71 46-120 0-53-14-95-42-123-28-33-63-51-109-51-43 0-75 14-104 44-24 24-35 63-35 105zM213 128h-135c0-42 22-60 64-60 43 0 67 18 71 60z">
              <text:p/>
            </draw:path>
            <draw:path draw:style-name="gr3" draw:text-style-name="P3" draw:layer="layout" svg:width="0.328cm" svg:height="0.325cm" svg:x="5.327cm" svg:y="15.136cm" svg:viewBox="0 0 329 326" svg:d="M205 326l124-326h-78l-67 188c-17 43-24 74-17 92 3-11 0-39-18-92l-70-188h-79l124 326z">
              <text:p/>
            </draw:path>
            <draw:path draw:style-name="gr3" draw:text-style-name="P3" draw:layer="layout" svg:width="0.289cm" svg:height="0.339cm" svg:x="4.586cm" svg:y="15.129cm" svg:viewBox="0 0 290 340" svg:d="M0 192h213c0 53-28 81-82 81-36 0-74-11-113-28v70c35 18 70 25 109 25 51 0 89-14 118-46 28-28 45-71 45-120 0-53-14-95-42-123-28-33-63-51-110-51-43 0-74 14-103 44-24 24-35 63-35 105zM213 128h-135c0-42 21-60 63-60 44 0 68 18 72 60z">
              <text:p/>
            </draw:path>
            <draw:path draw:style-name="gr3" draw:text-style-name="P3" draw:layer="layout" svg:width="0.275cm" svg:height="0.332cm" svg:x="3.831cm" svg:y="15.129cm" svg:viewBox="0 0 276 333" svg:d="M74 333v-206c0-42 18-60 53-60 51 0 75 32 75 99v167h74v-326h-63v50l3-4c-17-35-49-53-96-53-81 0-120 43-120 124v209z">
              <text:p/>
            </draw:path>
            <draw:path draw:style-name="gr3" draw:text-style-name="P3" draw:layer="layout" svg:width="0.268cm" svg:height="0.448cm" svg:x="3.066cm" svg:y="15.013cm" svg:viewBox="0 0 269 449" svg:d="M135 0c-29 0-39 14-39 43 0 14 3 25 10 32s18 10 29 10c28 0 42-14 42-42 0-29-14-43-42-43zM173 188l75-7v-57h-149v265h-99v60h269v-60h-96z">
              <text:p/>
            </draw:path>
            <draw:path draw:style-name="gr3" draw:text-style-name="P3" draw:layer="layout" svg:width="0.275cm" svg:height="0.332cm" svg:x="2.307cm" svg:y="15.129cm" svg:viewBox="0 0 276 333" svg:d="M75 333v-206c0-42 18-60 53-60 50 0 74 32 74 99v167h74v-326h-63v50l3-4c-17-35-49-53-95-53-81 0-121 43-121 124v209z">
              <text:p/>
            </draw:path>
            <draw:path draw:style-name="gr3" draw:text-style-name="P3" draw:layer="layout" svg:width="0.289cm" svg:height="0.339cm" svg:x="1.538cm" svg:y="15.129cm" svg:viewBox="0 0 290 340" svg:d="M0 192h213c0 53-29 81-81 81-36 0-74-11-114-28v70c36 18 71 25 110 25 49 0 88-14 117-46 28-28 45-71 45-120 0-53-14-95-42-123-28-33-64-51-109-51-43 0-74 14-104 44-24 24-35 63-35 105zM213 128h-134c0-42 21-60 63-60s67 18 71 60z">
              <text:p/>
            </draw:path>
            <draw:path draw:style-name="gr3" draw:text-style-name="P3" draw:layer="layout" svg:width="0.268cm" svg:height="0.413cm" svg:x="12.986cm" svg:y="15.817cm" svg:viewBox="0 0 269 414" svg:d="M3 339v64c29 7 57 11 81 11 74 0 110-35 110-107v-166h75v-46l-75-14-25-81h-49v81h-120v60h120v166c0 25-14 39-43 39-14 0-38 0-74-7z">
              <text:p/>
            </draw:path>
            <draw:path draw:style-name="gr3" draw:text-style-name="P3" draw:layer="layout" svg:width="0.37cm" svg:height="0.325cm" svg:x="12.164cm" svg:y="15.898cm" svg:viewBox="0 0 371 326" svg:d="M141 326l39-174 7-92 7 92 40 174h70l67-326h-67l-32 159c-3 35-7 71-3 109 3-35 0-70-7-102l-39-166h-75l-35 166c-7 39-11 71-7 102 0-45 0-81-7-109l-29-159h-70l67 326z">
              <text:p/>
            </draw:path>
            <draw:path draw:style-name="gr3" draw:text-style-name="P3" draw:layer="layout" svg:width="0.289cm" svg:height="0.339cm" svg:x="11.444cm" svg:y="15.891cm" svg:viewBox="0 0 290 340" svg:d="M0 191h212c0 53-28 81-81 81-36 0-74-11-113-28v71c35 18 70 25 109 25 49 0 88-14 116-46 30-29 47-71 47-121 0-53-14-95-43-123-28-32-63-50-109-50-43 0-74 14-103 43-24 24-35 63-35 105zM212 127h-134c0-42 21-60 63-60 43 0 67 18 71 60z">
              <text:p/>
            </draw:path>
            <draw:path draw:style-name="gr3" draw:text-style-name="P3" draw:layer="layout" svg:width="0.265cm" svg:height="0.452cm" svg:x="10.689cm" svg:y="15.771cm" svg:viewBox="0 0 266 453" svg:d="M169 64c25-4 50-4 75-7 0-18 0-39 0-57-50 0-99 0-149 0 0 131 0 262 0 393-31 0-63 0-95 0 0 21 0 42 0 60 88 0 177 0 266 0 0-18 0-39 0-60-33 0-65 0-97 0 0-109 0-220 0-329z">
              <text:p/>
            </draw:path>
            <draw:path draw:style-name="gr3" draw:text-style-name="P3" draw:layer="layout" svg:width="0.328cm" svg:height="0.325cm" svg:x="9.899cm" svg:y="15.898cm" svg:viewBox="0 0 329 326" svg:d="M206 326l123-326h-78l-67 187c-17 43-24 74-17 92 3-11 0-39-18-92l-72-187h-77l124 326z">
              <text:p/>
            </draw:path>
            <draw:path draw:style-name="gr3" draw:text-style-name="P3" draw:layer="layout" svg:width="0.289cm" svg:height="0.339cm" svg:x="9.158cm" svg:y="15.891cm" svg:viewBox="0 0 290 340" svg:d="M0 191h212c0 53-29 81-81 81-36 0-74-11-113-28v71c35 18 70 25 109 25 49 0 88-14 118-46 28-29 45-71 45-121 0-53-14-95-42-123-29-32-65-50-110-50-43 0-74 14-103 43-24 24-35 63-35 105zM212 127h-134c0-42 21-60 63-60s67 18 71 60z">
              <text:p/>
            </draw:path>
            <draw:path draw:style-name="gr3" draw:text-style-name="P3" draw:layer="layout" svg:width="0.265cm" svg:height="0.452cm" svg:x="8.403cm" svg:y="15.771cm" svg:viewBox="0 0 266 453" svg:d="M171 64c24-4 49-4 74-7 0-18 0-39 0-57-50 0-100 0-150 0 0 131 0 262 0 393-31 0-63 0-95 0 0 21 0 42 0 60 88 0 178 0 266 0 0-18 0-39 0-60-32 0-64 0-95 0 0-109 0-220 0-329z">
              <text:p/>
            </draw:path>
            <draw:path draw:style-name="gr3" draw:text-style-name="P3" draw:layer="layout" svg:width="0.268cm" svg:height="0.339cm" svg:x="7.652cm" svg:y="15.891cm" svg:viewBox="0 0 269 340" svg:d="M56 333l4-51v4c10 22 21 36 39 43 17 7 38 11 63 11 32 0 60-11 78-28 18-18 29-44 29-75 0-71-51-106-153-106h-42v-7c0-39 17-57 53-57 24 0 60 7 98 25l26-57c-43-24-85-35-121-35-46 0-77 11-99 28-21 18-31 46-31 85v220zM74 187h32c35 0 56 4 70 11 11 10 18 21 18 39 0 24-14 38-43 38-24 0-45-7-56-21-14-10-21-28-21-53z">
              <text:p/>
            </draw:path>
            <draw:path draw:style-name="gr3" draw:text-style-name="P3" draw:layer="layout" svg:width="0.268cm" svg:height="0.413cm" svg:x="6.89cm" svg:y="15.817cm" svg:viewBox="0 0 269 414" svg:d="M3 339v64c29 7 57 11 81 11 74 0 110-35 110-107v-166h75v-46l-75-14-25-81h-49v81h-120v60h120v166c0 25-14 39-43 39-14 0-38 0-74-7z">
              <text:p/>
            </draw:path>
            <draw:path draw:style-name="gr3" draw:text-style-name="P3" draw:layer="layout" svg:width="0.314cm" svg:height="0.332cm" svg:x="6.096cm" svg:y="15.891cm" svg:viewBox="0 0 315 333" svg:d="M71 333v-206c0-24 0-42 4-49s11-11 14-11c11 0 21 4 25 18 7 14 10 35 10 72v176h68v-206c0-42 7-60 24-60 11 0 18 4 21 18 7 10 7 39 7 82v166h71v-326h-57v50c-7-39-28-57-56-57-35 0-56 21-60 60-10-39-32-60-60-60s-49 11-60 32c-15 18-22 49-22 92v209z">
              <text:p/>
            </draw:path>
            <draw:path draw:style-name="gr3" draw:text-style-name="P3" draw:layer="layout" svg:width="0.268cm" svg:height="0.448cm" svg:x="5.352cm" svg:y="15.775cm" svg:viewBox="0 0 269 449" svg:d="M135 0c-30 0-40 14-40 42 0 14 3 25 10 32 8 7 18 11 30 11 28 0 42-15 42-43s-14-42-42-42zM173 187l75-7v-57h-150v266h-98v60h269v-60h-96z">
              <text:p/>
            </draw:path>
            <draw:path draw:style-name="gr3" draw:text-style-name="P3" draw:layer="layout" svg:width="0.275cm" svg:height="0.332cm" svg:x="4.593cm" svg:y="15.891cm" svg:viewBox="0 0 276 333" svg:d="M74 333v-206c0-42 18-60 53-60 50 0 74 32 74 100v166h75v-326h-63v50l3-4c-18-35-50-53-96-53-81 0-120 43-120 124v209z">
              <text:p/>
            </draw:path>
            <draw:path draw:style-name="gr3" draw:text-style-name="P3" draw:layer="layout" svg:width="0.293cm" svg:height="0.455cm" svg:x="3.813cm" svg:y="15.768cm" svg:viewBox="0 0 294 456" svg:d="M25 190h107v266h74v-266h88v-53l-88-7v-17c0-39-10-67-28-85s-49-28-93-28c-25 0-53 3-85 14l22 60c24-7 46-7 63-7 18 0 32 0 36 7 8 7 11 21 11 39v17h-107z">
              <text:p/>
            </draw:path>
            <draw:path draw:style-name="gr3" draw:text-style-name="P3" draw:layer="layout" svg:width="0.268cm" svg:height="0.413cm" svg:x="3.08cm" svg:y="15.817cm" svg:viewBox="0 0 269 414" svg:d="M3 339v64c29 7 57 11 81 11 74 0 110-35 110-107v-166h75v-46l-75-14-25-81h-49v81h-120v60h120v166c0 25-14 39-43 39-14 0-38 0-74-7z">
              <text:p/>
            </draw:path>
            <draw:path draw:style-name="gr3" draw:text-style-name="P3" draw:layer="layout" svg:width="0.275cm" svg:height="0.452cm" svg:x="2.307cm" svg:y="15.771cm" svg:viewBox="0 0 276 453" svg:d="M75 453v-205c0-43 18-61 53-61 50 0 74 32 74 100v166h74v-453h-74v138l11 39 3-4c-17-35-49-53-95-53-81 0-121 43-121 125v208z">
              <text:p/>
            </draw:path>
            <draw:path draw:style-name="gr3" draw:text-style-name="P3" draw:layer="layout" svg:width="0.289cm" svg:height="0.339cm" svg:x="1.538cm" svg:y="15.891cm" svg:viewBox="0 0 290 340" svg:d="M0 191h213c0 53-29 81-81 81-36 0-74-11-114-28v71c36 18 71 25 110 25 49 0 88-14 117-46 28-29 45-71 45-121 0-53-14-95-42-123-28-32-64-50-109-50-43 0-74 14-104 43-24 24-35 63-35 105zM213 127h-134c0-42 21-60 63-60s67 18 71 60z">
              <text:p/>
            </draw:path>
            <draw:path draw:style-name="gr3" draw:text-style-name="P3" draw:layer="layout" svg:width="0.314cm" svg:height="0.332cm" svg:x="12.954cm" svg:y="16.653cm" svg:viewBox="0 0 315 333" svg:d="M72 333v-205c0-24 0-42 3-49 4-7 11-11 14-11 11 0 21 4 25 18 7 14 10 35 10 70v177h67v-205c0-42 7-60 25-60 11 0 18 4 21 18 7 11 7 39 7 81v166h71v-326h-56v51c-8-40-29-58-57-58-35 0-56 21-60 61-10-40-32-61-60-61s-49 11-61 33c-14 18-21 49-21 92v208z">
              <text:p/>
            </draw:path>
            <draw:path draw:style-name="gr3" draw:text-style-name="P3" draw:layer="layout" svg:width="0.268cm" svg:height="0.448cm" svg:x="12.21cm" svg:y="16.537cm" svg:viewBox="0 0 269 449" svg:d="M134 0c-29 0-39 14-39 42 0 14 3 25 10 32s18 10 29 10c28 0 42-14 42-42s-14-42-42-42zM173 187l75-7v-57h-150v266h-98v60h269v-60h-96z">
              <text:p/>
            </draw:path>
            <draw:path draw:style-name="gr3" draw:text-style-name="P3" draw:layer="layout" svg:width="0.279cm" svg:height="0.459cm" svg:x="11.451cm" svg:y="16.533cm" svg:viewBox="0 0 280 460" svg:d="M60 407c19 35 47 53 89 53 43 0 74-14 96-46 24-28 35-70 35-120 0-53-11-95-35-127-22-28-53-46-96-46-38 0-70 18-92 53h3c11-21 15-35 15-39v-135h-75v453h60zM75 305v-11c0-42 4-67 14-85 11-14 29-21 53-21 43 0 64 36 64 106 0 67-21 99-64 99-24 0-42-4-53-18-10-14-14-39-14-70z">
              <text:p/>
            </draw:path>
            <draw:path draw:style-name="gr3" draw:text-style-name="P3" draw:layer="layout" svg:width="0.275cm" svg:height="0.332cm" svg:x="10.689cm" svg:y="16.653cm" svg:viewBox="0 0 276 333" svg:d="M74 333v-205c0-42 18-60 53-60 51 0 75 32 75 99v166h74v-326h-63v51l3-4c-17-36-49-54-96-54-81 0-120 44-120 125v208z">
              <text:p/>
            </draw:path>
            <draw:path draw:style-name="gr3" draw:text-style-name="P3" draw:layer="layout" svg:width="0.268cm" svg:height="0.448cm" svg:x="9.924cm" svg:y="16.537cm" svg:viewBox="0 0 269 449" svg:d="M135 0c-30 0-40 14-40 42 0 14 3 25 10 32 8 7 19 10 30 10 28 0 42-14 42-42s-14-42-42-42zM174 187l74-7v-57h-150v266h-98v60h269v-60h-95z">
              <text:p/>
            </draw:path>
            <draw:path draw:style-name="gr3" draw:text-style-name="P3" draw:layer="layout" svg:width="0.307cm" svg:height="0.47cm" svg:x="9.147cm" svg:y="16.653cm" svg:viewBox="0 0 308 471" svg:d="M0 7v53l46 7c-7 7-7 21-7 50 0 32 11 61 32 78 21 21 53 32 88 32 14 0 21 0 25-3 10 7 18 17 18 24s-15 11-36 11h-49c-35 0-64 10-81 25-21 17-28 42-28 70 0 78 53 117 165 117 44 0 75-11 100-25 25-18 35-43 35-71 0-46-14-74-45-81 3 0 7-14 7-39 0-24-7-42-25-49 7 0 14-11 25-28 10-18 14-39 14-61 0-36-11-64-32-85s-54-32-93-32c-17 0-31 4-42 7zM159 167c-31 0-49-18-49-50 0-39 18-57 49-57 35 0 54 18 54 57 0 36-19 50-54 50zM135 329h49c36 0 54 14 54 43 0 24-21 35-65 35-63 0-95-14-95-49 0-11 4-18 7-22 7-3 21-7 50-7z">
              <text:p/>
            </draw:path>
            <draw:path draw:style-name="gr3" draw:text-style-name="P3" draw:layer="layout" svg:width="0.275cm" svg:height="0.452cm" svg:x="8.403cm" svg:y="16.533cm" svg:viewBox="0 0 276 453" svg:d="M74 453v-206c0-42 18-60 53-60 50 0 74 32 74 99v167h75v-453h-75v138l11 39 3-4c-17-35-49-53-95-53-81 0-120 43-120 124v209z">
              <text:p/>
            </draw:path>
            <draw:path draw:style-name="gr3" draw:text-style-name="P3" draw:layer="layout" svg:width="0.268cm" svg:height="0.413cm" svg:x="7.652cm" svg:y="16.579cm" svg:viewBox="0 0 269 414" svg:d="M3 340v63c28 7 57 11 81 11 74 0 110-35 110-106v-166h75v-46l-75-14-25-82h-49v82h-120v60h120v166c0 25-14 39-43 39-14 0-38 0-74-7z">
              <text:p/>
            </draw:path>
            <draw:path draw:style-name="gr3" draw:text-style-name="P3" draw:layer="layout" svg:width="0.314cm" svg:height="0.332cm" svg:x="6.858cm" svg:y="16.653cm" svg:viewBox="0 0 315 333" svg:d="M71 333v-205c0-24 0-42 3-49 4-7 11-11 14-11 11 0 21 4 25 18 7 14 10 35 10 70v177h68v-205c0-42 8-60 25-60 11 0 18 4 21 18 7 11 7 39 7 81v166h71v-326h-56v51c-8-40-29-58-57-58-36 0-57 21-61 61-11-40-32-61-60-61s-49 11-60 33c-14 18-21 49-21 92v208z">
              <text:p/>
            </draw:path>
            <draw:path draw:style-name="gr3" draw:text-style-name="P3" draw:layer="layout" svg:width="0.296cm" svg:height="0.339cm" svg:x="6.107cm" svg:y="16.653cm" svg:viewBox="0 0 297 340" svg:d="M148 340c42 0 77-14 107-46 28-32 42-74 42-124s-14-92-39-124c-29-28-64-46-110-46s-81 18-110 46c-24 32-38 74-38 124 0 54 14 92 38 124 29 32 64 46 110 46zM148 273c-50 0-74-32-74-103s24-103 74-103c49 0 74 32 74 103s-25 103-74 103z">
              <text:p/>
            </draw:path>
            <draw:path draw:style-name="gr3" draw:text-style-name="P3" draw:layer="layout" svg:width="0.244cm" svg:height="0.332cm" svg:x="5.355cm" svg:y="16.653cm" svg:viewBox="0 0 245 333" svg:d="M0 18l21 68c29-7 50-14 67-14 30 0 51 7 61 21 14 14 21 39 21 67v173h75v-326h-60v65h3c-11-25-25-42-42-54-18-11-39-18-65-18-24 0-49 7-81 18z">
              <text:p/>
            </draw:path>
            <draw:path draw:style-name="gr3" draw:text-style-name="P3" draw:layer="layout" svg:width="0.275cm" svg:height="0.332cm" svg:x="4.593cm" svg:y="16.653cm" svg:viewBox="0 0 276 333" svg:d="M74 333v-205c0-42 18-60 53-60 50 0 74 32 74 99v166h75v-326h-63v51l3-4c-18-36-50-54-96-54-81 0-120 44-120 125v208z">
              <text:p/>
            </draw:path>
            <draw:path draw:style-name="gr3" draw:text-style-name="P3" draw:layer="layout" svg:width="0.268cm" svg:height="0.448cm" svg:x="3.828cm" svg:y="16.537cm" svg:viewBox="0 0 269 449" svg:d="M135 0c-29 0-39 14-39 42 0 14 3 25 10 32 8 7 18 10 29 10 28 0 42-14 42-42s-14-42-42-42zM173 187l75-7v-57h-149v266h-99v60h269v-60h-96z">
              <text:p/>
            </draw:path>
            <draw:path draw:style-name="gr3" draw:text-style-name="P3" draw:layer="layout" svg:width="0.275cm" svg:height="0.332cm" svg:x="3.069cm" svg:y="16.653cm" svg:viewBox="0 0 276 333" svg:d="M74 333v-205c0-42 19-60 54-60 50 0 74 32 74 99v166h74v-326h-63v51l3-4c-17-36-49-54-95-54-82 0-121 44-121 125v208z">
              <text:p/>
            </draw:path>
            <draw:path draw:style-name="gr3" draw:text-style-name="P3" draw:layer="layout" svg:width="0.306cm" svg:height="0.47cm" svg:x="2.29cm" svg:y="16.653cm" svg:viewBox="0 0 307 471" svg:d="M0 7v53l45 7c-7 7-7 21-7 50 0 32 11 61 32 78 21 21 53 32 88 32 14 0 21 0 25-3 11 7 18 17 18 24s-14 11-36 11h-49c-35 0-64 10-81 25-21 17-28 42-28 70 0 78 52 117 165 117 43 0 74-11 99-25 25-18 36-43 36-71 0-46-15-74-46-81 3 0 7-14 7-39 0-24-7-42-25-49 7 0 14-11 25-28 10-18 14-39 14-61 0-36-11-64-32-85s-53-32-92-32c-17 0-31 4-42 7zM158 167c-31 0-49-18-49-50 0-39 18-57 49-57 36 0 53 18 53 57 0 36-17 50-53 50zM134 329h49c35 0 53 14 53 43 0 24-21 35-64 35-63 0-95-14-95-49 0-11 4-18 7-22 7-3 21-7 50-7z">
              <text:p/>
            </draw:path>
            <draw:path draw:style-name="gr3" draw:text-style-name="P3" draw:layer="layout" svg:width="0.282cm" svg:height="0.47cm" svg:x="1.538cm" svg:y="16.653cm" svg:viewBox="0 0 283 471" svg:d="M223 291l-3-4c-7 21-11 35-11 42v142h74v-464h-63v50h3c-17-39-49-57-91-57-43 0-74 18-96 46-24 32-36 71-36 125 0 53 12 95 36 123 22 32 53 46 96 46 42 0 74-18 91-49zM209 160v11c0 38-7 67-17 81-11 14-29 21-53 21-43 0-60-32-60-102 0-72 17-104 60-104 24 0 42 7 53 21 10 11 14 36 17 72z">
              <text:p/>
            </draw:path>
            <draw:path draw:style-name="gr3" draw:text-style-name="P3" draw:layer="layout" svg:width="0.268cm" svg:height="0.339cm" svg:x="12.986cm" svg:y="17.415cm" svg:viewBox="0 0 269 340" svg:d="M56 333l4-50v4c10 21 21 35 39 42 17 7 38 11 63 11 32 0 60-11 78-28 17-18 29-43 29-74 0-71-51-106-153-106h-42v-7c0-40 17-58 53-58 24 0 60 7 99 25l24-57c-42-24-85-35-120-35-46 0-77 11-98 28-22 18-32 46-32 85v220zM74 188h32c35 0 56 4 70 11 11 10 18 21 18 39 0 24-14 38-43 38-24 0-45-7-56-21-14-10-21-28-21-53z">
              <text:p/>
            </draw:path>
            <draw:path draw:style-name="gr3" draw:text-style-name="P3" draw:layer="layout" svg:width="0.292cm" svg:height="0.455cm" svg:x="12.196cm" svg:y="17.292cm" svg:viewBox="0 0 293 456" svg:d="M24 191h106v265h75v-265h88v-54l-88-7v-17c0-39-11-67-29-85s-50-28-92-28c-25 0-53 3-84 14l21 60c24-7 46-7 63-7 18 0 32 0 35 7 7 7 11 21 11 39v17h-106z">
              <text:p/>
            </draw:path>
            <draw:path draw:style-name="gr3" draw:text-style-name="P3" draw:layer="layout" svg:width="0.268cm" svg:height="0.413cm" svg:x="11.462cm" svg:y="17.341cm" svg:viewBox="0 0 269 414" svg:d="M3 340v63c28 7 57 11 81 11 74 0 111-35 111-106v-166h74v-46l-74-15-26-81h-49v81h-120v61h120v166c0 25-14 39-43 39-14 0-38 0-74-7z">
              <text:p/>
            </draw:path>
            <draw:path draw:style-name="gr3" draw:text-style-name="P3" draw:layer="layout" svg:width="0.289cm" svg:height="0.339cm" svg:x="10.682cm" svg:y="17.415cm" svg:viewBox="0 0 290 340" svg:d="M0 192h213c0 53-28 81-82 81-36 0-74-11-113-28v70c35 18 70 25 109 25 50 0 89-14 118-46 28-28 45-71 45-120 0-53-14-96-42-124-28-32-63-50-110-50-43 0-74 14-103 43-24 24-35 63-35 106zM213 128h-135c0-43 21-61 63-61 44 0 68 18 72 61z">
              <text:p/>
            </draw:path>
            <draw:path draw:style-name="gr3" draw:text-style-name="P3" draw:layer="layout" svg:width="0.244cm" svg:height="0.332cm" svg:x="9.927cm" svg:y="17.415cm" svg:viewBox="0 0 245 333" svg:d="M0 18l21 67c28-7 50-14 67-14 29 0 50 7 61 21 14 14 22 39 22 67v174h74v-326h-60v64h3c-10-25-25-43-43-53-18-11-39-18-64-18-24 0-49 7-81 18z">
              <text:p/>
            </draw:path>
            <draw:path draw:style-name="gr3" draw:text-style-name="P3" draw:layer="layout" svg:width="0.275cm" svg:height="0.332cm" svg:x="9.165cm" svg:y="17.415cm" svg:viewBox="0 0 276 333" svg:d="M75 333v-206c0-42 18-60 53-60 49 0 74 32 74 99v167h74v-326h-63v50l3-4c-17-35-49-53-95-53-81 0-121 43-121 124v209z">
              <text:p/>
            </draw:path>
            <draw:path draw:style-name="gr3" draw:text-style-name="P3" draw:layer="layout" svg:width="0.296cm" svg:height="0.339cm" svg:x="8.393cm" svg:y="17.415cm" svg:viewBox="0 0 297 340" svg:d="M149 340c42 0 77-14 106-46 28-32 42-74 42-123 0-50-14-93-39-125-28-28-63-46-109-46s-81 18-110 46c-25 32-39 75-39 125 0 52 14 91 39 123 29 32 64 46 110 46zM149 273c-50 0-74-32-74-102 0-72 24-104 74-104 49 0 74 32 74 104 0 70-25 102-74 102z">
              <text:p/>
            </draw:path>
            <draw:path draw:style-name="gr3" draw:text-style-name="P3" draw:layer="layout" svg:width="0.296cm" svg:height="0.339cm" svg:x="7.631cm" svg:y="17.415cm" svg:viewBox="0 0 297 340" svg:d="M148 340c42 0 78-14 107-46 28-32 42-74 42-123 0-50-14-93-39-125-28-28-64-46-110-46s-81 18-110 46c-24 32-38 75-38 125 0 52 14 91 38 123 29 32 64 46 110 46zM148 273c-50 0-74-32-74-102 0-72 24-104 74-104 49 0 75 32 75 104 0 70-26 102-75 102z">
              <text:p/>
            </draw:path>
            <draw:path draw:style-name="gr3" draw:text-style-name="P3" draw:layer="layout" svg:width="0.275cm" svg:height="0.332cm" svg:x="6.879cm" svg:y="17.415cm" svg:viewBox="0 0 276 333" svg:d="M74 333v-206c0-42 18-60 54-60 50 0 74 32 74 99v167h74v-326h-63v50l3-4c-17-35-49-53-96-53-81 0-120 43-120 124v209z">
              <text:p/>
            </draw:path>
            <draw:path draw:style-name="gr3" draw:text-style-name="P3" draw:layer="layout" svg:width="0.289cm" svg:height="0.339cm" svg:x="6.11cm" svg:y="17.415cm" svg:viewBox="0 0 290 340" svg:d="M0 192h213c0 53-28 81-81 81-36 0-76-11-114-28v70c35 18 70 25 110 25 50 0 88-14 116-46 29-28 46-71 46-120 0-53-14-96-42-124-28-32-63-50-109-50-43 0-75 14-104 43-24 24-35 63-35 106zM213 128h-135c0-43 22-61 64-61 43 0 67 18 71 61z">
              <text:p/>
            </draw:path>
            <draw:path draw:style-name="gr3" draw:text-style-name="P3" draw:layer="layout" svg:width="0.328cm" svg:height="0.325cm" svg:x="5.327cm" svg:y="17.422cm" svg:viewBox="0 0 329 326" svg:d="M205 326l124-326h-78l-67 188c-17 43-24 74-17 92 3-11 0-39-18-92l-70-188h-79l124 326z">
              <text:p/>
            </draw:path>
            <draw:path draw:style-name="gr3" draw:text-style-name="P3" draw:layer="layout" svg:width="0.289cm" svg:height="0.339cm" svg:x="4.586cm" svg:y="17.415cm" svg:viewBox="0 0 290 340" svg:d="M0 192h213c0 53-28 81-82 81-36 0-74-11-113-28v70c35 18 70 25 109 25 51 0 89-14 118-46 28-28 45-71 45-120 0-53-14-96-42-124-28-32-63-50-110-50-43 0-74 14-103 43-24 24-35 63-35 106zM213 128h-135c0-43 21-61 63-61 44 0 68 18 72 61z">
              <text:p/>
            </draw:path>
            <draw:path draw:style-name="gr3" draw:text-style-name="P3" draw:layer="layout" svg:width="0.275cm" svg:height="0.332cm" svg:x="3.831cm" svg:y="17.415cm" svg:viewBox="0 0 276 333" svg:d="M74 333v-206c0-42 18-60 53-60 51 0 75 32 75 99v167h74v-326h-63v50l3-4c-17-35-49-53-96-53-81 0-120 43-120 124v209z">
              <text:p/>
            </draw:path>
            <draw:path draw:style-name="gr3" draw:text-style-name="P3" draw:layer="layout" svg:width="0.268cm" svg:height="0.448cm" svg:x="3.066cm" svg:y="17.299cm" svg:viewBox="0 0 269 449" svg:d="M135 0c-29 0-39 14-39 42 0 14 3 25 10 32s18 11 29 11c28 0 42-15 42-43s-14-42-42-42zM173 187l75-7v-57h-149v265h-99v61h269v-61h-96z">
              <text:p/>
            </draw:path>
            <draw:path draw:style-name="gr3" draw:text-style-name="P3" draw:layer="layout" svg:width="0.275cm" svg:height="0.332cm" svg:x="2.307cm" svg:y="17.415cm" svg:viewBox="0 0 276 333" svg:d="M75 333v-206c0-42 18-60 53-60 50 0 74 32 74 99v167h74v-326h-63v50l3-4c-17-35-49-53-95-53-81 0-121 43-121 124v209z">
              <text:p/>
            </draw:path>
            <draw:path draw:style-name="gr3" draw:text-style-name="P3" draw:layer="layout" svg:width="0.307cm" svg:height="0.469cm" svg:x="1.527cm" svg:y="17.415cm" svg:viewBox="0 0 308 470" svg:d="M0 7v53l46 7c-7 7-7 21-7 50 0 31 11 60 32 77 21 21 53 32 89 32 14 0 21 0 25-4 10 8 18 18 18 25s-15 11-36 11h-50c-35 0-64 10-81 24-21 18-28 44-28 72 0 78 53 116 166 116 43 0 74-10 99-24 25-18 35-43 35-71 0-46-14-75-45-82 3 0 7-14 7-39 0-24-7-42-25-49 7 0 14-11 25-28 10-18 14-39 14-60 0-36-11-64-32-85s-53-32-92-32c-18 0-32 4-43 7zM160 166c-32 0-50-18-50-49 0-39 18-57 50-57 35 0 53 18 53 57 0 35-18 49-53 49zM135 329h50c35 0 53 15 53 43 0 24-21 35-64 35-64 0-96-14-96-49 0-11 4-18 7-22 7-3 21-7 50-7z">
              <text:p/>
            </draw:path>
          </draw:g>
          <draw:g>
            <draw:path draw:style-name="gr4" draw:text-style-name="P4" draw:layer="layout" svg:width="0.304cm" svg:height="0.304cm" svg:x="13.596cm" svg:y="11.468cm" svg:viewBox="0 0 305 305" svg:d="M305 152c0-84-68-152-153-152-84 0-152 68-152 152 0 85 68 153 152 153 85 0 153-68 153-153z">
              <text:p/>
            </draw:path>
            <draw:path draw:style-name="gr4" draw:text-style-name="P4" draw:layer="layout" svg:width="0.304cm" svg:height="0.304cm" svg:x="13.596cm" svg:y="18.073cm" svg:viewBox="0 0 305 305" svg:d="M305 152c0-84-68-152-153-152-84 0-152 68-152 152s68 153 152 153c85 0 153-69 153-153z">
              <text:p/>
            </draw:path>
            <draw:path draw:style-name="gr4" draw:text-style-name="P4" draw:layer="layout" svg:width="0.304cm" svg:height="0.304cm" svg:x="0.895cm" svg:y="18.073cm" svg:viewBox="0 0 305 305" svg:d="M305 152c0-84-68-152-153-152-84 0-152 68-152 152s68 153 152 153c85 0 153-69 153-153z">
              <text:p/>
            </draw:path>
            <draw:path draw:style-name="gr4" draw:text-style-name="P4" draw:layer="layout" svg:width="0.304cm" svg:height="0.304cm" svg:x="0.895cm" svg:y="11.468cm" svg:viewBox="0 0 305 305" svg:d="M305 152c0-84-68-152-153-152-84 0-152 68-152 152 0 85 68 153 152 153 85 0 153-68 153-153z">
              <text:p/>
            </draw:path>
          </draw:g>
        </draw:g>
        <draw:g>
          <draw:path draw:style-name="gr1" draw:text-style-name="P1" draw:layer="layout" svg:width="15.049cm" svg:height="9.255cm" svg:x="15.875cm" svg:y="10.307cm" svg:viewBox="0 0 15050 9256" svg:d="M14750 8947M12475 8956h995c225 0 446-59 640-171 195-113 357-274 469-468 112-195 171-416 171-640M12486 9246v-300c0 6-5 10-11 10M11875 9256h600c6 0 11-4 11-10M11865 8946v300c0 6 5 10 10 10M11875 8956c-5 0-10-4-10-10M11275 8956h600M11286 9246v-300c0 6-5 10-11 10M10675 9256h600c6 0 11-4 11-10M10665 8946v300c0 6 4 10 10 10M10675 8956c-5 0-10-4-10-10M10075 8956h600M10085 9246v-300c0 6-4 10-10 10M9475 9256h600c6 0 10-4 10-10M9465 8946v300c0 6 4 10 10 10M9475 8956c-5 0-10-4-10-10M8875 8956h600M8885 9246v-300c0 6-4 10-10 10M8275 9256h600c6 0 10-4 10-10M8265 8946v300c0 6 4 10 10 10M8275 8956c-5 0-10-4-10-10M7675 8956h600M7685 9246v-300c0 6-4 10-10 10M7075 9256h600c6 0 10-4 10-10M7065 8946v300c0 6 4 10 10 10M7075 8956c-5 0-10-4-10-10M6475 8956h600M6485 9246v-300c0 6-4 10-10 10M5875 9256h600c6 0 10-4 10-10M5865 8946v300c0 6 4 10 10 10M5875 8956c-5 0-10-4-10-10M5275 8956h600M5285 9246v-300c0 6-4 10-10 10M4675 9256h600c5 0 10-4 10-10M4665 8946v300c0 6 4 10 10 10M4675 8956c-6 0-10-4-10-10M3680 8956h995M2480 8956h1200M2490 9246v-300c0 6-4 10-10 10M1280 9256h1200c5 0 10-4 10-10M1270 8946v300c0 6 4 10 10 10M0 1580v6097c0 224 59 445 171 640 113 194 274 356 469 468 194 112 415 171 640 171-6 0-10-4-10-10M2275 300h-995c-225 0-446 59-640 172-195 112-356 273-469 468-112 194-171 415-171 640M2265 10v300c0-5 4-10 10-10M2875 0h-600c-6 0-10 4-10 10M2885 310v-300c0-5-4-10-10-10M2875 300c5 0 10 4 10 10M3475 300h-600M3465 10v300c0-5 4-10 10-10M4075 0h-600c-6 0-10 4-10 10M4085 310v-300c0-5-4-10-10-10M4075 300c5 0 10 4 10 10M4675 300h-600M4665 10v300c0-5 4-10 10-10M5275 0h-600c-6 0-10 4-10 10M5285 310v-300c0-5-4-10-10-10M5275 300c5 0 10 4 10 10M5875 300h-600M5865 10v300c0-5 4-10 10-10M6475 0h-600c-5 0-10 4-10 10M6485 310v-300c0-5-4-10-10-10M6475 300c6 0 10 4 10 10M7075 300h-600M7065 10v300c0-5 4-10 10-10M7675 0h-600c-5 0-10 4-10 10M7685 310v-300c0-5-4-10-10-10M7675 300c6 0 10 4 10 10M8275 300h-600M8265 10v300c0-5 4-10 10-10M8875 0h-600c-5 0-10 4-10 10M8885 310v-300c0-5-4-10-10-10M8875 300c6 0 10 4 10 10M9475 300h-600M9465 10v300c0-5 4-10 10-10M10075 0h-600c-5 0-10 4-10 10M10085 310v-300c0-5-4-10-10-10M10075 300c6 0 10 4 10 10M10675 300h-600M10665 10v300c0-5 4-10 10-10M11275 0h-600c-5 0-10 4-10 10M11286 310v-300c0-5-5-10-11-10M11275 300c6 0 11 4 11 10M11875 300h-600M11865 10v300c0-5 5-10 10-10M12475 0h-600c-5 0-10 4-10 10M12486 310v-300c0-5-5-10-11-10M12475 300c6 0 11 4 11 10M13470 300h-995M14750 2528v-948c0-225-59-446-171-640-113-195-274-356-469-468-194-113-415-172-640-172M15040 2518h-300c6 0 10 4 10 10M15050 3128v-600c0-5-4-10-10-10M14740 3138h300c6 0 10-4 10-10M14750 3128c0 6-4 10-10 10M14750 3728v-600M15040 3718h-300c6 0 10 4 10 10M15050 4328v-600c0-5-4-10-10-10M14740 4338h300c6 0 10-4 10-10M14750 4328c0 6-4 10-10 10M14750 4928v-600M15040 4918h-300c6 0 10 4 10 10M15050 5528v-600c0-5-4-10-10-10M14740 5538h300c6 0 10-4 10-10M14750 5528c0 6-4 10-10 10M14750 6128v-600M15040 6118h-300c6 0 10 5 10 10M15050 6728v-600c0-5-4-10-10-10M14740 6739h300c6 0 10-5 10-11M14750 6728c0 6-4 11-10 11M14750 7677v-949">
            <text:p/>
          </draw:path>
          <draw:g>
            <draw:path draw:style-name="gr1" draw:text-style-name="P1" draw:layer="layout" svg:width="0.305cm" svg:height="0.305cm" svg:x="20.834cm" svg:y="12.496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16.77cm" svg:y="11.48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0.834cm" svg:y="17.068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5.406cm" svg:y="17.068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5.406cm" svg:y="12.496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9.47cm" svg:y="11.48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9.47cm" svg:y="18.084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16.77cm" svg:y="18.084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</draw:g>
        </draw:g>
        <draw:path draw:style-name="gr1" draw:text-style-name="P1" draw:layer="layout" svg:width="1.854cm" svg:height="1.016cm" svg:x="21.189cm" svg:y="23.144cm" svg:viewBox="0 0 1855 1017" svg:d="M464 1017h927c257 0 464-227 464-509 0-281-207-508-464-508h-927c-257 0-464 227-464 508 0 282 207 509 464 509z">
          <text:p/>
        </draw:path>
        <draw:frame draw:style-name="gr5" draw:text-style-name="P5" draw:layer="layout" svg:width="14.766cm" svg:height="8.67cm" svg:x="0.007cm" svg:y="1cm">
          <draw:image xlink:href="Pictures/10020D81000039AF000021DFA52A42583F86E35B.svg" xlink:type="simple" xlink:show="embed" xlink:actuate="onLoad">
            <text:p/>
          </draw:image>
          <draw:image xlink:href="Pictures/10000201000002BA0000019A157A77AFF313EB06.png" xlink:type="simple" xlink:show="embed" xlink:actuate="onLoad"/>
        </draw:frame>
        <draw:frame draw:style-name="gr5" draw:text-style-name="P5" draw:layer="layout" svg:width="14.766cm" svg:height="8.67cm" svg:x="15.875cm" svg:y="0.999cm">
          <draw:image xlink:href="Pictures/10002715000039AF000021DFC7E1B0B583CC97A2.svg" xlink:type="simple" xlink:show="embed" xlink:actuate="onLoad">
            <text:p/>
          </draw:image>
          <draw:image xlink:href="Pictures/10000201000002BA0000019A41EC2C47D9BDA1C6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.7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8T22:53:07.105741930</dc:date>
    <dc:creator>Anool Mahidharia</dc:creator>
    <meta:editing-duration>PT26M4S</meta:editing-duration>
    <meta:editing-cycles>6</meta:editing-cycles>
    <meta:generator>LibreOffice/5.1.6.2$Linux_X86_64 LibreOffice_project/10m0$Build-2</meta:generator>
    <meta:document-statistic meta:object-count="151"/>
  </office:meta>
</office:document-meta>
</file>